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5.62pt" svg:y="29.2pt">
            <draw:object draw:notify-on-update-of-ranges="Sheet1.B2:Sheet1.B2 Sheet1.B3:Sheet1.B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4.66pt" svg:y="31.44pt">
            <draw:object draw:notify-on-update-of-ranges="Sheet1.M2:Sheet1.M2 Sheet1.M3:Sheet1.M2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tesso colore</text:p>
          </table:table-cell>
          <table:table-cell table:number-columns-repeated="10"/>
          <table:table-cell office:value-type="string" calcext:value-type="string">
            <text:p>colore diverso</text:p>
          </table:table-cell>
          <table:table-cell/>
        </table:table-row>
        <table:table-row table:style-name="ro1">
          <table:table-cell office:value-type="string" calcext:value-type="string">
            <text:p>numero linee</text:p>
          </table:table-cell>
          <table:table-cell office:value-type="string" calcext:value-type="string">
            <text:p>fps</text:p>
          </table:table-cell>
          <table:table-cell table:number-columns-repeated="9"/>
          <table:table-cell office:value-type="string" calcext:value-type="string">
            <text:p>numero line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float" office:value="1278.060547" calcext:value-type="float">
            <text:p>1278.060547</text:p>
          </table:table-cell>
          <table:table-cell table:number-columns-repeated="9"/>
          <table:table-cell office:value-type="float" office:value="12011" calcext:value-type="float">
            <text:p>12011</text:p>
          </table:table-cell>
          <table:table-cell office:value-type="float" office:value="1165.575806" calcext:value-type="float">
            <text:p>1165.575806</text:p>
          </table:table-cell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936.242432" calcext:value-type="float">
            <text:p>936.242432</text:p>
          </table:table-cell>
          <table:table-cell table:number-columns-repeated="9"/>
          <table:table-cell office:value-type="float" office:value="17301" calcext:value-type="float">
            <text:p>17301</text:p>
          </table:table-cell>
          <table:table-cell office:value-type="float" office:value="839.272766" calcext:value-type="float">
            <text:p>839.272766</text:p>
          </table:table-cell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float" office:value="778.989929" calcext:value-type="float">
            <text:p>778.989929</text:p>
          </table:table-cell>
          <table:table-cell table:number-columns-repeated="9"/>
          <table:table-cell office:value-type="float" office:value="21361" calcext:value-type="float">
            <text:p>21361</text:p>
          </table:table-cell>
          <table:table-cell office:value-type="float" office:value="690.747498" calcext:value-type="float">
            <text:p>690.747498</text:p>
          </table:table-cell>
        </table:table-row>
        <table:table-row table:style-name="ro1">
          <table:table-cell office:value-type="float" office:value="27961" calcext:value-type="float">
            <text:p>27961</text:p>
          </table:table-cell>
          <table:table-cell office:value-type="float" office:value="678.060608" calcext:value-type="float">
            <text:p>678.060608</text:p>
          </table:table-cell>
          <table:table-cell table:number-columns-repeated="9"/>
          <table:table-cell office:value-type="float" office:value="24771" calcext:value-type="float">
            <text:p>24771</text:p>
          </table:table-cell>
          <table:table-cell office:value-type="float" office:value="600.727295" calcext:value-type="float">
            <text:p>600.727295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float" office:value="609.163635" calcext:value-type="float">
            <text:p>609.163635</text:p>
          </table:table-cell>
          <table:table-cell table:number-columns-repeated="9"/>
          <table:table-cell office:value-type="float" office:value="27781" calcext:value-type="float">
            <text:p>27781</text:p>
          </table:table-cell>
          <table:table-cell office:value-type="float" office:value="538.957642" calcext:value-type="float">
            <text:p>538.957642</text:p>
          </table:table-cell>
        </table:table-row>
        <table:table-row table:style-name="ro1">
          <table:table-cell office:value-type="float" office:value="34491" calcext:value-type="float">
            <text:p>34491</text:p>
          </table:table-cell>
          <table:table-cell office:value-type="float" office:value="557.575745" calcext:value-type="float">
            <text:p>557.575745</text:p>
          </table:table-cell>
          <table:table-cell table:number-columns-repeated="9"/>
          <table:table-cell office:value-type="float" office:value="30571" calcext:value-type="float">
            <text:p>30571</text:p>
          </table:table-cell>
          <table:table-cell office:value-type="float" office:value="494.22226" calcext:value-type="float">
            <text:p>494.22226</text:p>
          </table:table-cell>
        </table:table-row>
        <table:table-row table:style-name="ro1">
          <table:table-cell office:value-type="float" office:value="37341" calcext:value-type="float">
            <text:p>37341</text:p>
          </table:table-cell>
          <table:table-cell office:value-type="float" office:value="517.402588" calcext:value-type="float">
            <text:p>517.402588</text:p>
          </table:table-cell>
          <table:table-cell table:number-columns-repeated="9"/>
          <table:table-cell office:value-type="float" office:value="33071" calcext:value-type="float">
            <text:p>33071</text:p>
          </table:table-cell>
          <table:table-cell office:value-type="float" office:value="458.251129" calcext:value-type="float">
            <text:p>458.251129</text:p>
          </table:table-cell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float" office:value="485.69696" calcext:value-type="float">
            <text:p>485.69696</text:p>
          </table:table-cell>
          <table:table-cell table:number-columns-repeated="9"/>
          <table:table-cell office:value-type="float" office:value="35381" calcext:value-type="float">
            <text:p>35381</text:p>
          </table:table-cell>
          <table:table-cell office:value-type="float" office:value="428.969727" calcext:value-type="float">
            <text:p>428.969727</text:p>
          </table:table-cell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float" office:value="458.451172" calcext:value-type="float">
            <text:p>458.451172</text:p>
          </table:table-cell>
          <table:table-cell table:number-columns-repeated="9"/>
          <table:table-cell office:value-type="float" office:value="37551" calcext:value-type="float">
            <text:p>37551</text:p>
          </table:table-cell>
          <table:table-cell office:value-type="float" office:value="404.686859" calcext:value-type="float">
            <text:p>404.686859</text:p>
          </table:table-cell>
        </table:table-row>
        <table:table-row table:style-name="ro1">
          <table:table-cell office:value-type="float" office:value="44881" calcext:value-type="float">
            <text:p>44881</text:p>
          </table:table-cell>
          <table:table-cell office:value-type="float" office:value="435.296967" calcext:value-type="float">
            <text:p>435.296967</text:p>
          </table:table-cell>
          <table:table-cell table:number-columns-repeated="9"/>
          <table:table-cell office:value-type="float" office:value="39691" calcext:value-type="float">
            <text:p>39691</text:p>
          </table:table-cell>
          <table:table-cell office:value-type="float" office:value="384.969666" calcext:value-type="float">
            <text:p>384.969666</text:p>
          </table:table-cell>
        </table:table-row>
        <table:table-row table:style-name="ro1">
          <table:table-cell office:value-type="float" office:value="47111" calcext:value-type="float">
            <text:p>47111</text:p>
          </table:table-cell>
          <table:table-cell office:value-type="float" office:value="329.115173" calcext:value-type="float">
            <text:p>329.115173</text:p>
          </table:table-cell>
          <table:table-cell table:number-columns-repeated="9"/>
          <table:table-cell office:value-type="float" office:value="41651" calcext:value-type="float">
            <text:p>41651</text:p>
          </table:table-cell>
          <table:table-cell office:value-type="float" office:value="287.418152" calcext:value-type="float">
            <text:p>287.418152</text:p>
          </table:table-cell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290.812103" calcext:value-type="float">
            <text:p>290.812103</text:p>
          </table:table-cell>
          <table:table-cell table:number-columns-repeated="9"/>
          <table:table-cell office:value-type="float" office:value="43511" calcext:value-type="float">
            <text:p>43511</text:p>
          </table:table-cell>
          <table:table-cell office:value-type="float" office:value="254.157562" calcext:value-type="float">
            <text:p>254.157562</text:p>
          </table:table-cell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float" office:value="264.145447" calcext:value-type="float">
            <text:p>264.145447</text:p>
          </table:table-cell>
          <table:table-cell table:number-columns-repeated="9"/>
          <table:table-cell office:value-type="float" office:value="45301" calcext:value-type="float">
            <text:p>45301</text:p>
          </table:table-cell>
          <table:table-cell office:value-type="float" office:value="232.145462" calcext:value-type="float">
            <text:p>232.145462</text:p>
          </table:table-cell>
        </table:table-row>
        <table:table-row table:style-name="ro1">
          <table:table-cell office:value-type="float" office:value="53271" calcext:value-type="float">
            <text:p>53271</text:p>
          </table:table-cell>
          <table:table-cell office:value-type="float" office:value="245.430298" calcext:value-type="float">
            <text:p>245.430298</text:p>
          </table:table-cell>
          <table:table-cell table:number-columns-repeated="9"/>
          <table:table-cell office:value-type="float" office:value="47061" calcext:value-type="float">
            <text:p>47061</text:p>
          </table:table-cell>
          <table:table-cell office:value-type="float" office:value="215.643478" calcext:value-type="float">
            <text:p>215.643478</text:p>
          </table:table-cell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float" office:value="230.399994" calcext:value-type="float">
            <text:p>230.399994</text:p>
          </table:table-cell>
          <table:table-cell table:number-columns-repeated="9"/>
          <table:table-cell office:value-type="float" office:value="48771" calcext:value-type="float">
            <text:p>48771</text:p>
          </table:table-cell>
          <table:table-cell office:value-type="float" office:value="203.03743" calcext:value-type="float">
            <text:p>203.03743</text:p>
          </table:table-cell>
        </table:table-row>
        <table:table-row table:style-name="ro1">
          <table:table-cell office:value-type="float" office:value="56991" calcext:value-type="float">
            <text:p>56991</text:p>
          </table:table-cell>
          <table:table-cell office:value-type="float" office:value="218.181808" calcext:value-type="float">
            <text:p>218.181808</text:p>
          </table:table-cell>
          <table:table-cell table:number-columns-repeated="9"/>
          <table:table-cell office:value-type="float" office:value="50371" calcext:value-type="float">
            <text:p>50371</text:p>
          </table:table-cell>
          <table:table-cell office:value-type="float" office:value="191.498016" calcext:value-type="float">
            <text:p>191.498016</text:p>
          </table:table-cell>
        </table:table-row>
        <table:table-row table:style-name="ro1">
          <table:table-cell office:value-type="float" office:value="58821" calcext:value-type="float">
            <text:p>58821</text:p>
          </table:table-cell>
          <table:table-cell office:value-type="float" office:value="208.290924" calcext:value-type="float">
            <text:p>208.290924</text:p>
          </table:table-cell>
          <table:table-cell table:number-columns-repeated="9"/>
          <table:table-cell office:value-type="float" office:value="51931" calcext:value-type="float">
            <text:p>51931</text:p>
          </table:table-cell>
          <table:table-cell office:value-type="float" office:value="182.382889" calcext:value-type="float">
            <text:p>182.382889</text:p>
          </table:table-cell>
        </table:table-row>
        <table:table-row table:style-name="ro1">
          <table:table-cell office:value-type="float" office:value="60531" calcext:value-type="float">
            <text:p>60531</text:p>
          </table:table-cell>
          <table:table-cell office:value-type="float" office:value="198.496964" calcext:value-type="float">
            <text:p>198.496964</text:p>
          </table:table-cell>
          <table:table-cell table:number-columns-repeated="9"/>
          <table:table-cell office:value-type="float" office:value="53411" calcext:value-type="float">
            <text:p>53411</text:p>
          </table:table-cell>
          <table:table-cell office:value-type="float" office:value="174.334381" calcext:value-type="float">
            <text:p>174.334381</text:p>
          </table:table-cell>
        </table:table-row>
        <table:table-row table:style-name="ro1">
          <table:table-cell office:value-type="float" office:value="62181" calcext:value-type="float">
            <text:p>62181</text:p>
          </table:table-cell>
          <table:table-cell office:value-type="float" office:value="190.448456" calcext:value-type="float">
            <text:p>190.448456</text:p>
          </table:table-cell>
          <table:table-cell table:number-columns-repeated="9"/>
          <table:table-cell office:value-type="float" office:value="54931" calcext:value-type="float">
            <text:p>54931</text:p>
          </table:table-cell>
          <table:table-cell office:value-type="float" office:value="168.031372" calcext:value-type="float">
            <text:p>168.031372</text:p>
          </table:table-cell>
        </table:table-row>
        <table:table-row table:style-name="ro1">
          <table:table-cell office:value-type="float" office:value="63811" calcext:value-type="float">
            <text:p>63811</text:p>
          </table:table-cell>
          <table:table-cell office:value-type="float" office:value="183.563629" calcext:value-type="float">
            <text:p>183.563629</text:p>
          </table:table-cell>
          <table:table-cell table:number-columns-repeated="9"/>
          <table:table-cell office:value-type="float" office:value="56351" calcext:value-type="float">
            <text:p>56351</text:p>
          </table:table-cell>
          <table:table-cell office:value-type="float" office:value="161.049561" calcext:value-type="float">
            <text:p>161.049561</text:p>
          </table:table-cell>
        </table:table-row>
        <table:table-row table:style-name="ro1">
          <table:table-cell office:value-type="float" office:value="65441" calcext:value-type="float">
            <text:p>65441</text:p>
          </table:table-cell>
          <table:table-cell office:value-type="float" office:value="177.745453" calcext:value-type="float">
            <text:p>177.745453</text:p>
          </table:table-cell>
          <table:table-cell table:number-columns-repeated="9"/>
          <table:table-cell office:value-type="float" office:value="57751" calcext:value-type="float">
            <text:p>57751</text:p>
          </table:table-cell>
          <table:table-cell office:value-type="float" office:value="155.619247" calcext:value-type="float">
            <text:p>155.619247</text:p>
          </table:table-cell>
        </table:table-row>
        <table:table-row table:style-name="ro1">
          <table:table-cell office:value-type="float" office:value="66991" calcext:value-type="float">
            <text:p>66991</text:p>
          </table:table-cell>
          <table:table-cell office:value-type="float" office:value="171.636353" calcext:value-type="float">
            <text:p>171.636353</text:p>
          </table:table-cell>
          <table:table-cell table:number-columns-repeated="9"/>
          <table:table-cell office:value-type="float" office:value="59121" calcext:value-type="float">
            <text:p>59121</text:p>
          </table:table-cell>
          <table:table-cell office:value-type="float" office:value="150.867752" calcext:value-type="float">
            <text:p>150.867752</text:p>
          </table:table-cell>
        </table:table-row>
        <table:table-row table:style-name="ro1">
          <table:table-cell office:value-type="float" office:value="68501" calcext:value-type="float">
            <text:p>68501</text:p>
          </table:table-cell>
          <table:table-cell office:value-type="float" office:value="166.496979" calcext:value-type="float">
            <text:p>166.496979</text:p>
          </table:table-cell>
          <table:table-cell table:number-columns-repeated="9"/>
          <table:table-cell office:value-type="float" office:value="60501" calcext:value-type="float">
            <text:p>60501</text:p>
          </table:table-cell>
          <table:table-cell office:value-type="float" office:value="146.891983" calcext:value-type="float">
            <text:p>146.891983</text:p>
          </table:table-cell>
        </table:table-row>
        <table:table-row table:style-name="ro1">
          <table:table-cell office:value-type="float" office:value="69941" calcext:value-type="float">
            <text:p>69941</text:p>
          </table:table-cell>
          <table:table-cell office:value-type="float" office:value="161.648483" calcext:value-type="float">
            <text:p>161.648483</text:p>
          </table:table-cell>
          <table:table-cell table:number-columns-repeated="9"/>
          <table:table-cell office:value-type="float" office:value="61801" calcext:value-type="float">
            <text:p>61801</text:p>
          </table:table-cell>
          <table:table-cell office:value-type="float" office:value="142.933319" calcext:value-type="float">
            <text:p>142.933319</text:p>
          </table:table-cell>
        </table:table-row>
        <table:table-row table:style-name="ro1">
          <table:table-cell office:value-type="float" office:value="71431" calcext:value-type="float">
            <text:p>71431</text:p>
          </table:table-cell>
          <table:table-cell office:value-type="float" office:value="157.344757" calcext:value-type="float">
            <text:p>157.344757</text:p>
          </table:table-cell>
          <table:table-cell table:number-columns-repeated="9"/>
          <table:table-cell office:value-type="float" office:value="63091" calcext:value-type="float">
            <text:p>63091</text:p>
          </table:table-cell>
          <table:table-cell office:value-type="float" office:value="138.860596" calcext:value-type="float">
            <text:p>138.860596</text:p>
          </table:table-cell>
        </table:table-row>
        <table:table-row table:style-name="ro1">
          <table:table-cell office:value-type="float" office:value="72891" calcext:value-type="float">
            <text:p>72891</text:p>
          </table:table-cell>
          <table:table-cell office:value-type="float" office:value="153.756866" calcext:value-type="float">
            <text:p>153.756866</text:p>
          </table:table-cell>
          <table:table-cell table:number-columns-repeated="9"/>
          <table:table-cell office:value-type="float" office:value="64351" calcext:value-type="float">
            <text:p>64351</text:p>
          </table:table-cell>
          <table:table-cell office:value-type="float" office:value="135.563629" calcext:value-type="float">
            <text:p>135.563629</text:p>
          </table:table-cell>
        </table:table-row>
        <table:table-row table:style-name="ro1">
          <table:table-cell office:value-type="float" office:value="74291" calcext:value-type="float">
            <text:p>74291</text:p>
          </table:table-cell>
          <table:table-cell office:value-type="float" office:value="149.587158" calcext:value-type="float">
            <text:p>149.587158</text:p>
          </table:table-cell>
          <table:table-cell table:number-columns-repeated="9"/>
          <table:table-cell office:value-type="float" office:value="65581" calcext:value-type="float">
            <text:p>65581</text:p>
          </table:table-cell>
          <table:table-cell office:value-type="float" office:value="132.363632" calcext:value-type="float">
            <text:p>132.363632</text:p>
          </table:table-cell>
        </table:table-row>
        <table:table-row table:style-name="ro1">
          <table:table-cell office:value-type="float" office:value="75661" calcext:value-type="float">
            <text:p>75661</text:p>
          </table:table-cell>
          <table:table-cell office:value-type="float" office:value="146.290192" calcext:value-type="float">
            <text:p>146.290192</text:p>
          </table:table-cell>
          <table:table-cell table:number-columns-repeated="9"/>
          <table:table-cell office:value-type="float" office:value="66831" calcext:value-type="float">
            <text:p>66831</text:p>
          </table:table-cell>
          <table:table-cell office:value-type="float" office:value="130.133331" calcext:value-type="float">
            <text:p>130.133331</text:p>
          </table:table-cell>
        </table:table-row>
        <table:table-row table:style-name="ro1">
          <table:table-cell office:value-type="float" office:value="77011" calcext:value-type="float">
            <text:p>77011</text:p>
          </table:table-cell>
          <table:table-cell office:value-type="float" office:value="143.381104" calcext:value-type="float">
            <text:p>143.381104</text:p>
          </table:table-cell>
          <table:table-cell table:number-columns-repeated="9"/>
          <table:table-cell office:value-type="float" office:value="68011" calcext:value-type="float">
            <text:p>68011</text:p>
          </table:table-cell>
          <table:table-cell office:value-type="float" office:value="126.836365" calcext:value-type="float">
            <text:p>126.836365</text:p>
          </table:table-cell>
        </table:table-row>
        <table:table-row table:style-name="ro1">
          <table:table-cell office:value-type="float" office:value="78371" calcext:value-type="float">
            <text:p>78371</text:p>
          </table:table-cell>
          <table:table-cell office:value-type="float" office:value="140.762909" calcext:value-type="float">
            <text:p>140.762909</text:p>
          </table:table-cell>
          <table:table-cell table:number-columns-repeated="9"/>
          <table:table-cell office:value-type="float" office:value="69171" calcext:value-type="float">
            <text:p>69171</text:p>
          </table:table-cell>
          <table:table-cell office:value-type="float" office:value="124.315147" calcext:value-type="float">
            <text:p>124.315147</text:p>
          </table:table-cell>
        </table:table-row>
        <table:table-row table:style-name="ro1">
          <table:table-cell office:value-type="float" office:value="79681" calcext:value-type="float">
            <text:p>79681</text:p>
          </table:table-cell>
          <table:table-cell office:value-type="float" office:value="137.659882" calcext:value-type="float">
            <text:p>137.659882</text:p>
          </table:table-cell>
          <table:table-cell table:number-columns-repeated="9"/>
          <table:table-cell office:value-type="float" office:value="70321" calcext:value-type="float">
            <text:p>70321</text:p>
          </table:table-cell>
          <table:table-cell office:value-type="float" office:value="121.890915" calcext:value-type="float">
            <text:p>121.890915</text:p>
          </table:table-cell>
        </table:table-row>
        <table:table-row table:style-name="ro1">
          <table:table-cell office:value-type="float" office:value="80961" calcext:value-type="float">
            <text:p>80961</text:p>
          </table:table-cell>
          <table:table-cell office:value-type="float" office:value="135.041702" calcext:value-type="float">
            <text:p>135.041702</text:p>
          </table:table-cell>
          <table:table-cell table:number-columns-repeated="9"/>
          <table:table-cell office:value-type="float" office:value="71481" calcext:value-type="float">
            <text:p>71481</text:p>
          </table:table-cell>
          <table:table-cell office:value-type="float" office:value="119.854538" calcext:value-type="float">
            <text:p>119.854538</text:p>
          </table:table-cell>
        </table:table-row>
        <table:table-row table:style-name="ro1">
          <table:table-cell office:value-type="float" office:value="82221" calcext:value-type="float">
            <text:p>82221</text:p>
          </table:table-cell>
          <table:table-cell office:value-type="float" office:value="132.617462" calcext:value-type="float">
            <text:p>132.617462</text:p>
          </table:table-cell>
          <table:table-cell table:number-columns-repeated="9"/>
          <table:table-cell office:value-type="float" office:value="72581" calcext:value-type="float">
            <text:p>72581</text:p>
          </table:table-cell>
          <table:table-cell office:value-type="float" office:value="117.139404" calcext:value-type="float">
            <text:p>117.139404</text:p>
          </table:table-cell>
        </table:table-row>
        <table:table-row table:style-name="ro1">
          <table:table-cell office:value-type="float" office:value="83501" calcext:value-type="float">
            <text:p>83501</text:p>
          </table:table-cell>
          <table:table-cell office:value-type="float" office:value="131.065964" calcext:value-type="float">
            <text:p>131.065964</text:p>
          </table:table-cell>
          <table:table-cell table:number-columns-repeated="9"/>
          <table:table-cell office:value-type="float" office:value="73671" calcext:value-type="float">
            <text:p>73671</text:p>
          </table:table-cell>
          <table:table-cell office:value-type="float" office:value="115.103027" calcext:value-type="float">
            <text:p>115.103027</text:p>
          </table:table-cell>
        </table:table-row>
        <table:table-row table:style-name="ro1">
          <table:table-cell office:value-type="float" office:value="84721" calcext:value-type="float">
            <text:p>84721</text:p>
          </table:table-cell>
          <table:table-cell office:value-type="float" office:value="128.872726" calcext:value-type="float">
            <text:p>128.872726</text:p>
          </table:table-cell>
          <table:table-cell table:number-columns-repeated="9"/>
          <table:table-cell office:value-type="float" office:value="74761" calcext:value-type="float">
            <text:p>74761</text:p>
          </table:table-cell>
          <table:table-cell office:value-type="float" office:value="113.163635" calcext:value-type="float">
            <text:p>113.163635</text:p>
          </table:table-cell>
        </table:table-row>
        <table:table-row table:style-name="ro1">
          <table:table-cell office:value-type="float" office:value="85921" calcext:value-type="float">
            <text:p>85921</text:p>
          </table:table-cell>
          <table:table-cell office:value-type="float" office:value="126.351517" calcext:value-type="float">
            <text:p>126.351517</text:p>
          </table:table-cell>
          <table:table-cell table:number-columns-repeated="9"/>
          <table:table-cell office:value-type="float" office:value="75821" calcext:value-type="float">
            <text:p>75821</text:p>
          </table:table-cell>
          <table:table-cell office:value-type="float" office:value="111.224243" calcext:value-type="float">
            <text:p>111.224243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124.315147" calcext:value-type="float">
            <text:p>124.315147</text:p>
          </table:table-cell>
          <table:table-cell table:number-columns-repeated="9"/>
          <table:table-cell office:value-type="float" office:value="76901" calcext:value-type="float">
            <text:p>76901</text:p>
          </table:table-cell>
          <table:table-cell office:value-type="float" office:value="109.769699" calcext:value-type="float">
            <text:p>109.769699</text:p>
          </table:table-cell>
        </table:table-row>
        <table:table-row table:style-name="ro1">
          <table:table-cell office:value-type="float" office:value="88281" calcext:value-type="float">
            <text:p>88281</text:p>
          </table:table-cell>
          <table:table-cell office:value-type="float" office:value="122.375755" calcext:value-type="float">
            <text:p>122.375755</text:p>
          </table:table-cell>
          <table:table-cell table:number-columns-repeated="9"/>
          <table:table-cell office:value-type="float" office:value="77931" calcext:value-type="float">
            <text:p>77931</text:p>
          </table:table-cell>
          <table:table-cell office:value-type="float" office:value="107.636368" calcext:value-type="float">
            <text:p>107.636368</text:p>
          </table:table-cell>
        </table:table-row>
        <table:table-row table:style-name="ro1">
          <table:table-cell office:value-type="float" office:value="89481" calcext:value-type="float">
            <text:p>89481</text:p>
          </table:table-cell>
          <table:table-cell office:value-type="float" office:value="120.921219" calcext:value-type="float">
            <text:p>120.921219</text:p>
          </table:table-cell>
          <table:table-cell table:number-columns-repeated="9"/>
          <table:table-cell office:value-type="float" office:value="78951" calcext:value-type="float">
            <text:p>78951</text:p>
          </table:table-cell>
          <table:table-cell office:value-type="float" office:value="106.084854" calcext:value-type="float">
            <text:p>106.084854</text:p>
          </table:table-cell>
        </table:table-row>
        <table:table-row table:style-name="ro1">
          <table:table-cell office:value-type="float" office:value="90631" calcext:value-type="float">
            <text:p>90631</text:p>
          </table:table-cell>
          <table:table-cell office:value-type="float" office:value="118.884842" calcext:value-type="float">
            <text:p>118.884842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office:value-type="float" office:value="104.63031" calcext:value-type="float">
            <text:p>104.63031</text:p>
          </table:table-cell>
        </table:table-row>
        <table:table-row table:style-name="ro1">
          <table:table-cell office:value-type="float" office:value="91761" calcext:value-type="float">
            <text:p>91761</text:p>
          </table:table-cell>
          <table:table-cell office:value-type="float" office:value="117.139389" calcext:value-type="float">
            <text:p>117.139389</text:p>
          </table:table-cell>
          <table:table-cell table:number-columns-repeated="9"/>
          <table:table-cell office:value-type="float" office:value="80991" calcext:value-type="float">
            <text:p>80991</text:p>
          </table:table-cell>
          <table:table-cell office:value-type="float" office:value="103.46666" calcext:value-type="float">
            <text:p>103.46666</text:p>
          </table:table-cell>
        </table:table-row>
        <table:table-row table:style-name="ro1">
          <table:table-cell office:value-type="float" office:value="92881" calcext:value-type="float">
            <text:p>92881</text:p>
          </table:table-cell>
          <table:table-cell office:value-type="float" office:value="115.587875" calcext:value-type="float">
            <text:p>115.587875</text:p>
          </table:table-cell>
          <table:table-cell table:number-columns-repeated="9"/>
          <table:table-cell office:value-type="float" office:value="81971" calcext:value-type="float">
            <text:p>81971</text:p>
          </table:table-cell>
          <table:table-cell office:value-type="float" office:value="101.721214" calcext:value-type="float">
            <text:p>101.721214</text:p>
          </table:table-cell>
        </table:table-row>
        <table:table-row table:style-name="ro1">
          <table:table-cell office:value-type="float" office:value="94011" calcext:value-type="float">
            <text:p>94011</text:p>
          </table:table-cell>
          <table:table-cell office:value-type="float" office:value="114.327271" calcext:value-type="float">
            <text:p>114.327271</text:p>
          </table:table-cell>
          <table:table-cell table:number-columns-repeated="9"/>
          <table:table-cell office:value-type="float" office:value="82941" calcext:value-type="float">
            <text:p>82941</text:p>
          </table:table-cell>
          <table:table-cell office:value-type="float" office:value="100.460609" calcext:value-type="float">
            <text:p>100.460609</text:p>
          </table:table-cell>
        </table:table-row>
        <table:table-row table:style-name="ro1">
          <table:table-cell office:value-type="float" office:value="95111" calcext:value-type="float">
            <text:p>95111</text:p>
          </table:table-cell>
          <table:table-cell office:value-type="float" office:value="112.58181" calcext:value-type="float">
            <text:p>112.58181</text:p>
          </table:table-cell>
          <table:table-cell table:number-columns-repeated="9"/>
          <table:table-cell office:value-type="float" office:value="83901" calcext:value-type="float">
            <text:p>83901</text:p>
          </table:table-cell>
          <table:table-cell office:value-type="float" office:value="99.199997" calcext:value-type="float">
            <text:p>99.199997</text:p>
          </table:table-cell>
        </table:table-row>
        <table:table-row table:style-name="ro1">
          <table:table-cell office:value-type="float" office:value="96191" calcext:value-type="float">
            <text:p>96191</text:p>
          </table:table-cell>
          <table:table-cell office:value-type="float" office:value="111.224228" calcext:value-type="float">
            <text:p>111.224228</text:p>
          </table:table-cell>
          <table:table-cell table:number-columns-repeated="9"/>
          <table:table-cell office:value-type="float" office:value="84871" calcext:value-type="float">
            <text:p>84871</text:p>
          </table:table-cell>
          <table:table-cell office:value-type="float" office:value="97.75972" calcext:value-type="float">
            <text:p>97.75972</text:p>
          </table:table-cell>
        </table:table-row>
        <table:table-row table:style-name="ro1">
          <table:table-cell office:value-type="float" office:value="97261" calcext:value-type="float">
            <text:p>97261</text:p>
          </table:table-cell>
          <table:table-cell office:value-type="float" office:value="109.963638" calcext:value-type="float">
            <text:p>109.963638</text:p>
          </table:table-cell>
          <table:table-cell table:number-columns-repeated="9"/>
          <table:table-cell office:value-type="float" office:value="85841" calcext:value-type="float">
            <text:p>85841</text:p>
          </table:table-cell>
          <table:table-cell office:value-type="float" office:value="96.886986" calcext:value-type="float">
            <text:p>96.886986</text:p>
          </table:table-cell>
        </table:table-row>
        <table:table-row table:style-name="ro1">
          <table:table-cell office:value-type="float" office:value="98311" calcext:value-type="float">
            <text:p>98311</text:p>
          </table:table-cell>
          <table:table-cell office:value-type="float" office:value="108.606064" calcext:value-type="float">
            <text:p>108.606064</text:p>
          </table:table-cell>
          <table:table-cell table:number-columns-repeated="9"/>
          <table:table-cell office:value-type="float" office:value="86771" calcext:value-type="float">
            <text:p>86771</text:p>
          </table:table-cell>
          <table:table-cell office:value-type="float" office:value="95.432449" calcext:value-type="float">
            <text:p>95.432449</text:p>
          </table:table-cell>
        </table:table-row>
        <table:table-row table:style-name="ro1">
          <table:table-cell office:value-type="float" office:value="99391" calcext:value-type="float">
            <text:p>99391</text:p>
          </table:table-cell>
          <table:table-cell office:value-type="float" office:value="107.733322" calcext:value-type="float">
            <text:p>107.733322</text:p>
          </table:table-cell>
          <table:table-cell table:number-columns-repeated="9"/>
          <table:table-cell office:value-type="float" office:value="87691" calcext:value-type="float">
            <text:p>87691</text:p>
          </table:table-cell>
          <table:table-cell office:value-type="float" office:value="94.365768" calcext:value-type="float">
            <text:p>94.365768</text:p>
          </table:table-cell>
        </table:table-row>
        <table:table-row table:style-name="ro1">
          <table:table-cell office:value-type="float" office:value="100421" calcext:value-type="float">
            <text:p>100421</text:p>
          </table:table-cell>
          <table:table-cell office:value-type="float" office:value="106.084854" calcext:value-type="float">
            <text:p>106.084854</text:p>
          </table:table-cell>
          <table:table-cell table:number-columns-repeated="9"/>
          <table:table-cell office:value-type="float" office:value="88591" calcext:value-type="float">
            <text:p>88591</text:p>
          </table:table-cell>
          <table:table-cell office:value-type="float" office:value="93.202141" calcext:value-type="float">
            <text:p>93.202141</text:p>
          </table:table-cell>
        </table:table-row>
        <table:table-row table:style-name="ro1">
          <table:table-cell office:value-type="float" office:value="101451" calcext:value-type="float">
            <text:p>101451</text:p>
          </table:table-cell>
          <table:table-cell office:value-type="float" office:value="104.921219" calcext:value-type="float">
            <text:p>104.921219</text:p>
          </table:table-cell>
          <table:table-cell table:number-columns-repeated="9"/>
          <table:table-cell office:value-type="float" office:value="89521" calcext:value-type="float">
            <text:p>89521</text:p>
          </table:table-cell>
          <table:table-cell office:value-type="float" office:value="92.426376" calcext:value-type="float">
            <text:p>92.426376</text:p>
          </table:table-cell>
        </table:table-row>
        <table:table-row table:style-name="ro1">
          <table:table-cell office:value-type="float" office:value="102461" calcext:value-type="float">
            <text:p>102461</text:p>
          </table:table-cell>
          <table:table-cell office:value-type="float" office:value="103.757584" calcext:value-type="float">
            <text:p>103.757584</text:p>
          </table:table-cell>
          <table:table-cell table:number-columns-repeated="9"/>
          <table:table-cell office:value-type="float" office:value="90401" calcext:value-type="float">
            <text:p>90401</text:p>
          </table:table-cell>
          <table:table-cell office:value-type="float" office:value="90.97184" calcext:value-type="float">
            <text:p>90.97184</text:p>
          </table:table-cell>
        </table:table-row>
        <table:table-row table:style-name="ro1">
          <table:table-cell office:value-type="float" office:value="103481" calcext:value-type="float">
            <text:p>103481</text:p>
          </table:table-cell>
          <table:table-cell office:value-type="float" office:value="102.78788" calcext:value-type="float">
            <text:p>102.78788</text:p>
          </table:table-cell>
          <table:table-cell table:number-columns-repeated="9"/>
          <table:table-cell office:value-type="float" office:value="91281" calcext:value-type="float">
            <text:p>91281</text:p>
          </table:table-cell>
          <table:table-cell office:value-type="float" office:value="90.002144" calcext:value-type="float">
            <text:p>90.002144</text:p>
          </table:table-cell>
        </table:table-row>
        <table:table-row table:style-name="ro1">
          <table:table-cell office:value-type="float" office:value="104441" calcext:value-type="float">
            <text:p>104441</text:p>
          </table:table-cell>
          <table:table-cell office:value-type="float" office:value="101.139397" calcext:value-type="float">
            <text:p>101.139397</text:p>
          </table:table-cell>
          <table:table-cell table:number-columns-repeated="9"/>
          <table:table-cell office:value-type="float" office:value="92161" calcext:value-type="float">
            <text:p>92161</text:p>
          </table:table-cell>
          <table:table-cell office:value-type="float" office:value="89.129417" calcext:value-type="float">
            <text:p>89.129417</text:p>
          </table:table-cell>
        </table:table-row>
        <table:table-row table:style-name="ro1">
          <table:table-cell office:value-type="float" office:value="105381" calcext:value-type="float">
            <text:p>105381</text:p>
          </table:table-cell>
          <table:table-cell office:value-type="float" office:value="99.587883" calcext:value-type="float">
            <text:p>99.587883</text:p>
          </table:table-cell>
          <table:table-cell table:number-columns-repeated="9"/>
          <table:table-cell office:value-type="float" office:value="93051" calcext:value-type="float">
            <text:p>93051</text:p>
          </table:table-cell>
          <table:table-cell office:value-type="float" office:value="88.450623" calcext:value-type="float">
            <text:p>88.450623</text:p>
          </table:table-cell>
        </table:table-row>
        <table:table-row table:style-name="ro1">
          <table:table-cell office:value-type="float" office:value="106361" calcext:value-type="float">
            <text:p>106361</text:p>
          </table:table-cell>
          <table:table-cell office:value-type="float" office:value="98.618179" calcext:value-type="float">
            <text:p>98.618179</text:p>
          </table:table-cell>
          <table:table-cell table:number-columns-repeated="9"/>
          <table:table-cell office:value-type="float" office:value="93901" calcext:value-type="float">
            <text:p>93901</text:p>
          </table:table-cell>
          <table:table-cell office:value-type="float" office:value="87.563637" calcext:value-type="float">
            <text:p>87.563637</text:p>
          </table:table-cell>
        </table:table-row>
        <table:table-row table:style-name="ro1">
          <table:table-cell office:value-type="float" office:value="107361" calcext:value-type="float">
            <text:p>107361</text:p>
          </table:table-cell>
          <table:table-cell office:value-type="float" office:value="97.65419" calcext:value-type="float">
            <text:p>97.65419</text:p>
          </table:table-cell>
          <table:table-cell table:number-columns-repeated="9"/>
          <table:table-cell office:value-type="float" office:value="94751" calcext:value-type="float">
            <text:p>94751</text:p>
          </table:table-cell>
          <table:table-cell office:value-type="float" office:value="86.400002" calcext:value-type="float">
            <text:p>86.400002</text:p>
          </table:table-cell>
        </table:table-row>
        <table:table-row table:style-name="ro1">
          <table:table-cell office:value-type="float" office:value="108341" calcext:value-type="float">
            <text:p>108341</text:p>
          </table:table-cell>
          <table:table-cell office:value-type="float" office:value="96.975403" calcext:value-type="float">
            <text:p>96.975403</text:p>
          </table:table-cell>
          <table:table-cell table:number-columns-repeated="9"/>
          <table:table-cell office:value-type="float" office:value="95601" calcext:value-type="float">
            <text:p>95601</text:p>
          </table:table-cell>
          <table:table-cell office:value-type="float" office:value="85.624237" calcext:value-type="float">
            <text:p>85.624237</text:p>
          </table:table-cell>
        </table:table-row>
        <table:table-row table:style-name="ro1">
          <table:table-cell office:value-type="float" office:value="109291" calcext:value-type="float">
            <text:p>109291</text:p>
          </table:table-cell>
          <table:table-cell office:value-type="float" office:value="95.71479" calcext:value-type="float">
            <text:p>95.71479</text:p>
          </table:table-cell>
          <table:table-cell table:number-columns-repeated="9"/>
          <table:table-cell office:value-type="float" office:value="96431" calcext:value-type="float">
            <text:p>96431</text:p>
          </table:table-cell>
          <table:table-cell office:value-type="float" office:value="84.751511" calcext:value-type="float">
            <text:p>84.751511</text:p>
          </table:table-cell>
        </table:table-row>
        <table:table-row table:style-name="ro1">
          <table:table-cell office:value-type="float" office:value="110231" calcext:value-type="float">
            <text:p>110231</text:p>
          </table:table-cell>
          <table:table-cell office:value-type="float" office:value="94.842056" calcext:value-type="float">
            <text:p>94.842056</text:p>
          </table:table-cell>
          <table:table-cell table:number-columns-repeated="9"/>
          <table:table-cell office:value-type="float" office:value="97281" calcext:value-type="float">
            <text:p>97281</text:p>
          </table:table-cell>
          <table:table-cell office:value-type="float" office:value="84.266663" calcext:value-type="float">
            <text:p>84.266663</text:p>
          </table:table-cell>
        </table:table-row>
        <table:table-row table:style-name="ro1">
          <table:table-cell office:value-type="float" office:value="111171" calcext:value-type="float">
            <text:p>111171</text:p>
          </table:table-cell>
          <table:table-cell office:value-type="float" office:value="93.969345" calcext:value-type="float">
            <text:p>93.969345</text:p>
          </table:table-cell>
          <table:table-cell table:number-columns-repeated="9"/>
          <table:table-cell office:value-type="float" office:value="98101" calcext:value-type="float">
            <text:p>98101</text:p>
          </table:table-cell>
          <table:table-cell office:value-type="float" office:value="83.199997" calcext:value-type="float">
            <text:p>83.199997</text:p>
          </table:table-cell>
        </table:table-row>
        <table:table-row table:style-name="ro1">
          <table:table-cell office:value-type="float" office:value="112121" calcext:value-type="float">
            <text:p>112121</text:p>
          </table:table-cell>
          <table:table-cell office:value-type="float" office:value="93.387527" calcext:value-type="float">
            <text:p>93.387527</text:p>
          </table:table-cell>
          <table:table-cell table:number-columns-repeated="9"/>
          <table:table-cell office:value-type="float" office:value="98911" calcext:value-type="float">
            <text:p>98911</text:p>
          </table:table-cell>
          <table:table-cell office:value-type="float" office:value="82.52121" calcext:value-type="float">
            <text:p>82.52121</text:p>
          </table:table-cell>
        </table:table-row>
        <table:table-row table:style-name="ro1">
          <table:table-cell office:value-type="float" office:value="113041" calcext:value-type="float">
            <text:p>113041</text:p>
          </table:table-cell>
          <table:table-cell office:value-type="float" office:value="92.417824" calcext:value-type="float">
            <text:p>92.417824</text:p>
          </table:table-cell>
          <table:table-cell table:number-columns-repeated="9"/>
          <table:table-cell office:value-type="float" office:value="99721" calcext:value-type="float">
            <text:p>99721</text:p>
          </table:table-cell>
          <table:table-cell office:value-type="float" office:value="81.842422" calcext:value-type="float">
            <text:p>81.842422</text:p>
          </table:table-cell>
        </table:table-row>
        <table:table-row table:style-name="ro1">
          <table:table-cell office:value-type="float" office:value="113951" calcext:value-type="float">
            <text:p>113951</text:p>
          </table:table-cell>
          <table:table-cell office:value-type="float" office:value="91.932968" calcext:value-type="float">
            <text:p>91.932968</text:p>
          </table:table-cell>
          <table:table-cell table:number-columns-repeated="9"/>
          <table:table-cell office:value-type="float" office:value="100541" calcext:value-type="float">
            <text:p>100541</text:p>
          </table:table-cell>
          <table:table-cell office:value-type="float" office:value="81.260612" calcext:value-type="float">
            <text:p>81.260612</text:p>
          </table:table-cell>
        </table:table-row>
        <table:table-row table:style-name="ro1">
          <table:table-cell office:value-type="float" office:value="114851" calcext:value-type="float">
            <text:p>114851</text:p>
          </table:table-cell>
          <table:table-cell office:value-type="float" office:value="91.54509" calcext:value-type="float">
            <text:p>91.54509</text:p>
          </table:table-cell>
          <table:table-cell table:number-columns-repeated="9"/>
          <table:table-cell office:value-type="float" office:value="101341" calcext:value-type="float">
            <text:p>101341</text:p>
          </table:table-cell>
          <table:table-cell office:value-type="float" office:value="80.387886" calcext:value-type="float">
            <text:p>80.387886</text:p>
          </table:table-cell>
        </table:table-row>
        <table:table-row table:style-name="ro1">
          <table:table-cell office:value-type="float" office:value="115781" calcext:value-type="float">
            <text:p>115781</text:p>
          </table:table-cell>
          <table:table-cell office:value-type="float" office:value="90.795006" calcext:value-type="float">
            <text:p>90.795006</text:p>
          </table:table-cell>
          <table:table-cell table:number-columns-repeated="9"/>
          <table:table-cell office:value-type="float" office:value="102121" calcext:value-type="float">
            <text:p>102121</text:p>
          </table:table-cell>
          <table:table-cell office:value-type="float" office:value="79.709091" calcext:value-type="float">
            <text:p>79.709091</text:p>
          </table:table-cell>
        </table:table-row>
        <table:table-row table:style-name="ro1">
          <table:table-cell office:value-type="float" office:value="116691" calcext:value-type="float">
            <text:p>116691</text:p>
          </table:table-cell>
          <table:table-cell office:value-type="float" office:value="90.207481" calcext:value-type="float">
            <text:p>90.207481</text:p>
          </table:table-cell>
          <table:table-cell table:number-columns-repeated="9"/>
          <table:table-cell office:value-type="float" office:value="102901" calcext:value-type="float">
            <text:p>102901</text:p>
          </table:table-cell>
          <table:table-cell office:value-type="float" office:value="79.030312" calcext:value-type="float">
            <text:p>79.030312</text:p>
          </table:table-cell>
        </table:table-row>
        <table:table-row table:style-name="ro1">
          <table:table-cell office:value-type="float" office:value="117581" calcext:value-type="float">
            <text:p>117581</text:p>
          </table:table-cell>
          <table:table-cell office:value-type="float" office:value="89.334755" calcext:value-type="float">
            <text:p>89.334755</text:p>
          </table:table-cell>
          <table:table-cell table:number-columns-repeated="9"/>
          <table:table-cell office:value-type="float" office:value="103681" calcext:value-type="float">
            <text:p>103681</text:p>
          </table:table-cell>
          <table:table-cell office:value-type="float" office:value="78.351517" calcext:value-type="float">
            <text:p>78.351517</text:p>
          </table:table-cell>
        </table:table-row>
        <table:table-row table:style-name="ro1">
          <table:table-cell office:value-type="float" office:value="118451" calcext:value-type="float">
            <text:p>118451</text:p>
          </table:table-cell>
          <table:table-cell office:value-type="float" office:value="88.558998" calcext:value-type="float">
            <text:p>88.558998</text:p>
          </table:table-cell>
          <table:table-cell table:number-columns-repeated="9"/>
          <table:table-cell office:value-type="float" office:value="104471" calcext:value-type="float">
            <text:p>104471</text:p>
          </table:table-cell>
          <table:table-cell office:value-type="float" office:value="77.963638" calcext:value-type="float">
            <text:p>77.963638</text:p>
          </table:table-cell>
        </table:table-row>
        <table:table-row table:style-name="ro1">
          <table:table-cell office:value-type="float" office:value="119321" calcext:value-type="float">
            <text:p>119321</text:p>
          </table:table-cell>
          <table:table-cell office:value-type="float" office:value="87.880211" calcext:value-type="float">
            <text:p>87.880211</text:p>
          </table:table-cell>
          <table:table-cell table:number-columns-repeated="9"/>
          <table:table-cell office:value-type="float" office:value="105231" calcext:value-type="float">
            <text:p>105231</text:p>
          </table:table-cell>
          <table:table-cell office:value-type="float" office:value="77.090904" calcext:value-type="float">
            <text:p>77.090904</text:p>
          </table:table-cell>
        </table:table-row>
        <table:table-row table:style-name="ro1">
          <table:table-cell office:value-type="float" office:value="120211" calcext:value-type="float">
            <text:p>120211</text:p>
          </table:table-cell>
          <table:table-cell office:value-type="float" office:value="87.395363" calcext:value-type="float">
            <text:p>87.395363</text:p>
          </table:table-cell>
          <table:table-cell table:number-columns-repeated="9"/>
          <table:table-cell office:value-type="float" office:value="105991" calcext:value-type="float">
            <text:p>105991</text:p>
          </table:table-cell>
          <table:table-cell office:value-type="float" office:value="76.509087" calcext:value-type="float">
            <text:p>76.509087</text:p>
          </table:table-cell>
        </table:table-row>
        <table:table-row table:style-name="ro1">
          <table:table-cell office:value-type="float" office:value="121061" calcext:value-type="float">
            <text:p>121061</text:p>
          </table:table-cell>
          <table:table-cell office:value-type="float" office:value="86.425667" calcext:value-type="float">
            <text:p>86.425667</text:p>
          </table:table-cell>
          <table:table-cell table:number-columns-repeated="9"/>
          <table:table-cell office:value-type="float" office:value="106751" calcext:value-type="float">
            <text:p>106751</text:p>
          </table:table-cell>
          <table:table-cell office:value-type="float" office:value="76.024239" calcext:value-type="float">
            <text:p>76.024239</text:p>
          </table:table-cell>
        </table:table-row>
        <table:table-row table:style-name="ro1">
          <table:table-cell office:value-type="float" office:value="121911" calcext:value-type="float">
            <text:p>121911</text:p>
          </table:table-cell>
          <table:table-cell office:value-type="float" office:value="85.74688" calcext:value-type="float">
            <text:p>85.74688</text:p>
          </table:table-cell>
          <table:table-cell table:number-columns-repeated="9"/>
          <table:table-cell office:value-type="float" office:value="107521" calcext:value-type="float">
            <text:p>107521</text:p>
          </table:table-cell>
          <table:table-cell office:value-type="float" office:value="75.63636" calcext:value-type="float">
            <text:p>75.63636</text:p>
          </table:table-cell>
        </table:table-row>
        <table:table-row table:style-name="ro1">
          <table:table-cell office:value-type="float" office:value="122751" calcext:value-type="float">
            <text:p>122751</text:p>
          </table:table-cell>
          <table:table-cell office:value-type="float" office:value="85.068092" calcext:value-type="float">
            <text:p>85.068092</text:p>
          </table:table-cell>
          <table:table-cell table:number-columns-repeated="9"/>
          <table:table-cell office:value-type="float" office:value="108261" calcext:value-type="float">
            <text:p>108261</text:p>
          </table:table-cell>
          <table:table-cell office:value-type="float" office:value="74.860603" calcext:value-type="float">
            <text:p>74.860603</text:p>
          </table:table-cell>
        </table:table-row>
        <table:table-row table:style-name="ro1">
          <table:table-cell office:value-type="float" office:value="123621" calcext:value-type="float">
            <text:p>123621</text:p>
          </table:table-cell>
          <table:table-cell office:value-type="float" office:value="84.777184" calcext:value-type="float">
            <text:p>84.777184</text:p>
          </table:table-cell>
          <table:table-cell table:number-columns-repeated="9"/>
          <table:table-cell office:value-type="float" office:value="108991" calcext:value-type="float">
            <text:p>108991</text:p>
          </table:table-cell>
          <table:table-cell office:value-type="float" office:value="74.181808" calcext:value-type="float">
            <text:p>74.181808</text:p>
          </table:table-cell>
        </table:table-row>
        <table:table-row table:style-name="ro1">
          <table:table-cell office:value-type="float" office:value="124451" calcext:value-type="float">
            <text:p>124451</text:p>
          </table:table-cell>
          <table:table-cell office:value-type="float" office:value="84.072731" calcext:value-type="float">
            <text:p>84.072731</text:p>
          </table:table-cell>
          <table:table-cell table:number-columns-repeated="9"/>
          <table:table-cell office:value-type="float" office:value="109731" calcext:value-type="float">
            <text:p>109731</text:p>
          </table:table-cell>
          <table:table-cell office:value-type="float" office:value="73.79393" calcext:value-type="float">
            <text:p>73.79393</text:p>
          </table:table-cell>
        </table:table-row>
        <table:table-row table:style-name="ro1">
          <table:table-cell office:value-type="float" office:value="125281" calcext:value-type="float">
            <text:p>125281</text:p>
          </table:table-cell>
          <table:table-cell office:value-type="float" office:value="83.296982" calcext:value-type="float">
            <text:p>83.296982</text:p>
          </table:table-cell>
          <table:table-cell table:number-columns-repeated="9"/>
          <table:table-cell office:value-type="float" office:value="110471" calcext:value-type="float">
            <text:p>110471</text:p>
          </table:table-cell>
          <table:table-cell office:value-type="float" office:value="73.195007" calcext:value-type="float">
            <text:p>73.195007</text:p>
          </table:table-cell>
        </table:table-row>
        <table:table-row table:style-name="ro1">
          <table:table-cell office:value-type="float" office:value="126101" calcext:value-type="float">
            <text:p>126101</text:p>
          </table:table-cell>
          <table:table-cell office:value-type="float" office:value="82.618187" calcext:value-type="float">
            <text:p>82.618187</text:p>
          </table:table-cell>
          <table:table-cell table:number-columns-repeated="9"/>
          <table:table-cell office:value-type="float" office:value="111211" calcext:value-type="float">
            <text:p>111211</text:p>
          </table:table-cell>
          <table:table-cell office:value-type="float" office:value="72.807129" calcext:value-type="float">
            <text:p>72.807129</text:p>
          </table:table-cell>
        </table:table-row>
        <table:table-row table:style-name="ro1">
          <table:table-cell office:value-type="float" office:value="126921" calcext:value-type="float">
            <text:p>126921</text:p>
          </table:table-cell>
          <table:table-cell office:value-type="float" office:value="82.133339" calcext:value-type="float">
            <text:p>82.133339</text:p>
          </table:table-cell>
          <table:table-cell table:number-columns-repeated="9"/>
          <table:table-cell office:value-type="float" office:value="111921" calcext:value-type="float">
            <text:p>111921</text:p>
          </table:table-cell>
          <table:table-cell office:value-type="float" office:value="72.031364" calcext:value-type="float">
            <text:p>72.031364</text:p>
          </table:table-cell>
        </table:table-row>
        <table:table-row table:style-name="ro1">
          <table:table-cell office:value-type="float" office:value="127751" calcext:value-type="float">
            <text:p>127751</text:p>
          </table:table-cell>
          <table:table-cell office:value-type="float" office:value="81.745461" calcext:value-type="float">
            <text:p>81.745461</text:p>
          </table:table-cell>
          <table:table-cell table:number-columns-repeated="9"/>
          <table:table-cell office:value-type="float" office:value="112631" calcext:value-type="float">
            <text:p>112631</text:p>
          </table:table-cell>
          <table:table-cell office:value-type="float" office:value="71.546524" calcext:value-type="float">
            <text:p>71.546524</text:p>
          </table:table-cell>
        </table:table-row>
        <table:table-row table:style-name="ro1">
          <table:table-cell office:value-type="float" office:value="128561" calcext:value-type="float">
            <text:p>128561</text:p>
          </table:table-cell>
          <table:table-cell office:value-type="float" office:value="80.969704" calcext:value-type="float">
            <text:p>80.969704</text:p>
          </table:table-cell>
          <table:table-cell table:number-columns-repeated="9"/>
          <table:table-cell office:value-type="float" office:value="113341" calcext:value-type="float">
            <text:p>113341</text:p>
          </table:table-cell>
          <table:table-cell office:value-type="float" office:value="71.061676" calcext:value-type="float">
            <text:p>71.061676</text:p>
          </table:table-cell>
        </table:table-row>
        <table:table-row table:style-name="ro1">
          <table:table-cell office:value-type="float" office:value="129361" calcext:value-type="float">
            <text:p>129361</text:p>
          </table:table-cell>
          <table:table-cell office:value-type="float" office:value="80.484848" calcext:value-type="float">
            <text:p>80.484848</text:p>
          </table:table-cell>
          <table:table-cell table:number-columns-repeated="9"/>
          <table:table-cell office:value-type="float" office:value="114061" calcext:value-type="float">
            <text:p>114061</text:p>
          </table:table-cell>
          <table:table-cell office:value-type="float" office:value="70.673798" calcext:value-type="float">
            <text:p>70.673798</text:p>
          </table:table-cell>
        </table:table-row>
        <table:table-row table:style-name="ro1">
          <table:table-cell office:value-type="float" office:value="130151" calcext:value-type="float">
            <text:p>130151</text:p>
          </table:table-cell>
          <table:table-cell office:value-type="float" office:value="79.90303" calcext:value-type="float">
            <text:p>79.90303</text:p>
          </table:table-cell>
          <table:table-cell table:number-columns-repeated="9"/>
          <table:table-cell office:value-type="float" office:value="114761" calcext:value-type="float">
            <text:p>114761</text:p>
          </table:table-cell>
          <table:table-cell office:value-type="float" office:value="69.99501" calcext:value-type="float">
            <text:p>69.99501</text:p>
          </table:table-cell>
        </table:table-row>
        <table:table-row table:style-name="ro1">
          <table:table-cell office:value-type="float" office:value="130971" calcext:value-type="float">
            <text:p>130971</text:p>
          </table:table-cell>
          <table:table-cell office:value-type="float" office:value="79.709091" calcext:value-type="float">
            <text:p>79.709091</text:p>
          </table:table-cell>
          <table:table-cell table:number-columns-repeated="9"/>
          <table:table-cell office:value-type="float" office:value="115461" calcext:value-type="float">
            <text:p>115461</text:p>
          </table:table-cell>
          <table:table-cell office:value-type="float" office:value="69.607132" calcext:value-type="float">
            <text:p>69.607132</text:p>
          </table:table-cell>
        </table:table-row>
        <table:table-row table:style-name="ro1">
          <table:table-cell office:value-type="float" office:value="131751" calcext:value-type="float">
            <text:p>131751</text:p>
          </table:table-cell>
          <table:table-cell office:value-type="float" office:value="78.836365" calcext:value-type="float">
            <text:p>78.836365</text:p>
          </table:table-cell>
          <table:table-cell table:number-columns-repeated="9"/>
          <table:table-cell office:value-type="float" office:value="116151" calcext:value-type="float">
            <text:p>116151</text:p>
          </table:table-cell>
          <table:table-cell office:value-type="float" office:value="69.219246" calcext:value-type="float">
            <text:p>69.219246</text:p>
          </table:table-cell>
        </table:table-row>
        <table:table-row table:style-name="ro1">
          <table:table-cell office:value-type="float" office:value="132531" calcext:value-type="float">
            <text:p>132531</text:p>
          </table:table-cell>
          <table:table-cell office:value-type="float" office:value="78.351517" calcext:value-type="float">
            <text:p>78.351517</text:p>
          </table:table-cell>
          <table:table-cell table:number-columns-repeated="9"/>
          <table:table-cell office:value-type="float" office:value="116851" calcext:value-type="float">
            <text:p>116851</text:p>
          </table:table-cell>
          <table:table-cell office:value-type="float" office:value="68.831367" calcext:value-type="float">
            <text:p>68.831367</text:p>
          </table:table-cell>
        </table:table-row>
        <table:table-row table:style-name="ro1">
          <table:table-cell office:value-type="float" office:value="133311" calcext:value-type="float">
            <text:p>133311</text:p>
          </table:table-cell>
          <table:table-cell office:value-type="float" office:value="77.866669" calcext:value-type="float">
            <text:p>77.866669</text:p>
          </table:table-cell>
          <table:table-cell table:number-columns-repeated="9"/>
          <table:table-cell office:value-type="float" office:value="117541" calcext:value-type="float">
            <text:p>117541</text:p>
          </table:table-cell>
          <table:table-cell office:value-type="float" office:value="68.557571" calcext:value-type="float">
            <text:p>68.557571</text:p>
          </table:table-cell>
        </table:table-row>
        <table:table-row table:style-name="ro1">
          <table:table-cell office:value-type="float" office:value="134081" calcext:value-type="float">
            <text:p>134081</text:p>
          </table:table-cell>
          <table:table-cell office:value-type="float" office:value="77.381821" calcext:value-type="float">
            <text:p>77.381821</text:p>
          </table:table-cell>
          <table:table-cell table:number-columns-repeated="9"/>
          <table:table-cell office:value-type="float" office:value="118211" calcext:value-type="float">
            <text:p>118211</text:p>
          </table:table-cell>
          <table:table-cell office:value-type="float" office:value="67.878792" calcext:value-type="float">
            <text:p>67.878792</text:p>
          </table:table-cell>
        </table:table-row>
        <table:table-row table:style-name="ro1">
          <table:table-cell office:value-type="float" office:value="134871" calcext:value-type="float">
            <text:p>134871</text:p>
          </table:table-cell>
          <table:table-cell office:value-type="float" office:value="77.090912" calcext:value-type="float">
            <text:p>77.090912</text:p>
          </table:table-cell>
          <table:table-cell table:number-columns-repeated="9"/>
          <table:table-cell office:value-type="float" office:value="118891" calcext:value-type="float">
            <text:p>118891</text:p>
          </table:table-cell>
          <table:table-cell office:value-type="float" office:value="67.587883" calcext:value-type="float">
            <text:p>67.587883</text:p>
          </table:table-cell>
        </table:table-row>
        <table:table-row table:style-name="ro1">
          <table:table-cell office:value-type="float" office:value="135631" calcext:value-type="float">
            <text:p>135631</text:p>
          </table:table-cell>
          <table:table-cell office:value-type="float" office:value="76.412125" calcext:value-type="float">
            <text:p>76.412125</text:p>
          </table:table-cell>
          <table:table-cell table:number-columns-repeated="9"/>
          <table:table-cell office:value-type="float" office:value="119561" calcext:value-type="float">
            <text:p>119561</text:p>
          </table:table-cell>
          <table:table-cell office:value-type="float" office:value="67.199997" calcext:value-type="float">
            <text:p>67.199997</text:p>
          </table:table-cell>
        </table:table-row>
        <table:table-row table:style-name="ro1">
          <table:table-cell office:value-type="float" office:value="136391" calcext:value-type="float">
            <text:p>136391</text:p>
          </table:table-cell>
          <table:table-cell office:value-type="float" office:value="75.927269" calcext:value-type="float">
            <text:p>75.927269</text:p>
          </table:table-cell>
          <table:table-cell table:number-columns-repeated="9"/>
          <table:table-cell office:value-type="float" office:value="120251" calcext:value-type="float">
            <text:p>120251</text:p>
          </table:table-cell>
          <table:table-cell office:value-type="float" office:value="67.006058" calcext:value-type="float">
            <text:p>67.006058</text:p>
          </table:table-cell>
        </table:table-row>
        <table:table-row table:style-name="ro1">
          <table:table-cell office:value-type="float" office:value="137141" calcext:value-type="float">
            <text:p>137141</text:p>
          </table:table-cell>
          <table:table-cell office:value-type="float" office:value="75.442429" calcext:value-type="float">
            <text:p>75.442429</text:p>
          </table:table-cell>
          <table:table-cell table:number-columns-repeated="9"/>
          <table:table-cell office:value-type="float" office:value="120911" calcext:value-type="float">
            <text:p>120911</text:p>
          </table:table-cell>
          <table:table-cell office:value-type="float" office:value="66.42424" calcext:value-type="float">
            <text:p>66.42424</text:p>
          </table:table-cell>
        </table:table-row>
        <table:table-row table:style-name="ro1">
          <table:table-cell office:value-type="float" office:value="137921" calcext:value-type="float">
            <text:p>137921</text:p>
          </table:table-cell>
          <table:table-cell office:value-type="float" office:value="75.345451" calcext:value-type="float">
            <text:p>75.345451</text:p>
          </table:table-cell>
          <table:table-cell table:number-columns-repeated="9"/>
          <table:table-cell office:value-type="float" office:value="121571" calcext:value-type="float">
            <text:p>121571</text:p>
          </table:table-cell>
          <table:table-cell office:value-type="float" office:value="66.036362" calcext:value-type="float">
            <text:p>66.036362</text:p>
          </table:table-cell>
        </table:table-row>
        <table:table-row table:style-name="ro1">
          <table:table-cell office:value-type="float" office:value="138661" calcext:value-type="float">
            <text:p>138661</text:p>
          </table:table-cell>
          <table:table-cell office:value-type="float" office:value="74.569695" calcext:value-type="float">
            <text:p>74.569695</text:p>
          </table:table-cell>
          <table:table-cell table:number-columns-repeated="9"/>
          <table:table-cell office:value-type="float" office:value="122231" calcext:value-type="float">
            <text:p>122231</text:p>
          </table:table-cell>
          <table:table-cell office:value-type="float" office:value="65.648483" calcext:value-type="float">
            <text:p>65.648483</text:p>
          </table:table-cell>
        </table:table-row>
        <table:table-row table:style-name="ro1">
          <table:table-cell office:value-type="float" office:value="139401" calcext:value-type="float">
            <text:p>139401</text:p>
          </table:table-cell>
          <table:table-cell office:value-type="float" office:value="74.181816" calcext:value-type="float">
            <text:p>74.181816</text:p>
          </table:table-cell>
          <table:table-cell table:number-columns-repeated="9"/>
          <table:table-cell office:value-type="float" office:value="122901" calcext:value-type="float">
            <text:p>122901</text:p>
          </table:table-cell>
          <table:table-cell office:value-type="float" office:value="65.454544" calcext:value-type="float">
            <text:p>65.454544</text:p>
          </table:table-cell>
        </table:table-row>
        <table:table-row table:style-name="ro1">
          <table:table-cell office:value-type="float" office:value="140131" calcext:value-type="float">
            <text:p>140131</text:p>
          </table:table-cell>
          <table:table-cell office:value-type="float" office:value="73.696968" calcext:value-type="float">
            <text:p>73.696968</text:p>
          </table:table-cell>
          <table:table-cell table:number-columns-repeated="9"/>
          <table:table-cell office:value-type="float" office:value="123551" calcext:value-type="float">
            <text:p>123551</text:p>
          </table:table-cell>
          <table:table-cell office:value-type="float" office:value="64.969688" calcext:value-type="float">
            <text:p>64.969688</text:p>
          </table:table-cell>
        </table:table-row>
        <table:table-row table:style-name="ro1">
          <table:table-cell office:value-type="float" office:value="140891" calcext:value-type="float">
            <text:p>140891</text:p>
          </table:table-cell>
          <table:table-cell office:value-type="float" office:value="73.28627" calcext:value-type="float">
            <text:p>73.28627</text:p>
          </table:table-cell>
          <table:table-cell table:number-columns-repeated="9"/>
          <table:table-cell office:value-type="float" office:value="124191" calcext:value-type="float">
            <text:p>124191</text:p>
          </table:table-cell>
          <table:table-cell office:value-type="float" office:value="64.484848" calcext:value-type="float">
            <text:p>64.484848</text:p>
          </table:table-cell>
        </table:table-row>
        <table:table-row table:style-name="ro1">
          <table:table-cell office:value-type="float" office:value="141641" calcext:value-type="float">
            <text:p>141641</text:p>
          </table:table-cell>
          <table:table-cell office:value-type="float" office:value="73.092331" calcext:value-type="float">
            <text:p>73.092331</text:p>
          </table:table-cell>
          <table:table-cell table:number-columns-repeated="9"/>
          <table:table-cell office:value-type="float" office:value="124831" calcext:value-type="float">
            <text:p>124831</text:p>
          </table:table-cell>
          <table:table-cell office:value-type="float" office:value="64.193939" calcext:value-type="float">
            <text:p>64.193939</text:p>
          </table:table-cell>
        </table:table-row>
        <table:table-row table:style-name="ro1">
          <table:table-cell office:value-type="float" office:value="142371" calcext:value-type="float">
            <text:p>142371</text:p>
          </table:table-cell>
          <table:table-cell office:value-type="float" office:value="72.510513" calcext:value-type="float">
            <text:p>72.510513</text:p>
          </table:table-cell>
          <table:table-cell table:number-columns-repeated="9"/>
          <table:table-cell office:value-type="float" office:value="125471" calcext:value-type="float">
            <text:p>125471</text:p>
          </table:table-cell>
          <table:table-cell office:value-type="float" office:value="63.806068" calcext:value-type="float">
            <text:p>63.806068</text:p>
          </table:table-cell>
        </table:table-row>
        <table:table-row table:style-name="ro1">
          <table:table-cell office:value-type="float" office:value="143091" calcext:value-type="float">
            <text:p>143091</text:p>
          </table:table-cell>
          <table:table-cell office:value-type="float" office:value="72.122635" calcext:value-type="float">
            <text:p>72.122635</text:p>
          </table:table-cell>
          <table:table-cell table:number-columns-repeated="9"/>
          <table:table-cell office:value-type="float" office:value="126121" calcext:value-type="float">
            <text:p>126121</text:p>
          </table:table-cell>
          <table:table-cell office:value-type="float" office:value="63.612122" calcext:value-type="float">
            <text:p>63.612122</text:p>
          </table:table-cell>
        </table:table-row>
        <table:table-row table:style-name="ro1">
          <table:table-cell office:value-type="float" office:value="143811" calcext:value-type="float">
            <text:p>143811</text:p>
          </table:table-cell>
          <table:table-cell office:value-type="float" office:value="71.734756" calcext:value-type="float">
            <text:p>71.734756</text:p>
          </table:table-cell>
          <table:table-cell table:number-columns-repeated="9"/>
          <table:table-cell office:value-type="float" office:value="126751" calcext:value-type="float">
            <text:p>126751</text:p>
          </table:table-cell>
          <table:table-cell office:value-type="float" office:value="63.030304" calcext:value-type="float">
            <text:p>63.030304</text:p>
          </table:table-cell>
        </table:table-row>
        <table:table-row table:style-name="ro1">
          <table:table-cell office:value-type="float" office:value="144541" calcext:value-type="float">
            <text:p>144541</text:p>
          </table:table-cell>
          <table:table-cell office:value-type="float" office:value="71.540817" calcext:value-type="float">
            <text:p>71.540817</text:p>
          </table:table-cell>
          <table:table-cell table:number-columns-repeated="9"/>
          <table:table-cell office:value-type="float" office:value="127381" calcext:value-type="float">
            <text:p>127381</text:p>
          </table:table-cell>
          <table:table-cell office:value-type="float" office:value="62.739391" calcext:value-type="float">
            <text:p>62.739391</text:p>
          </table:table-cell>
        </table:table-row>
        <table:table-row table:style-name="ro1">
          <table:table-cell office:value-type="float" office:value="145251" calcext:value-type="float">
            <text:p>145251</text:p>
          </table:table-cell>
          <table:table-cell office:value-type="float" office:value="70.86203" calcext:value-type="float">
            <text:p>70.86203</text:p>
          </table:table-cell>
          <table:table-cell table:number-columns-repeated="9"/>
          <table:table-cell office:value-type="float" office:value="128011" calcext:value-type="float">
            <text:p>128011</text:p>
          </table:table-cell>
          <table:table-cell office:value-type="float" office:value="62.448486" calcext:value-type="float">
            <text:p>62.448486</text:p>
          </table:table-cell>
        </table:table-row>
        <table:table-row table:style-name="ro1">
          <table:table-cell office:value-type="float" office:value="145961" calcext:value-type="float">
            <text:p>145961</text:p>
          </table:table-cell>
          <table:table-cell office:value-type="float" office:value="70.571121" calcext:value-type="float">
            <text:p>70.571121</text:p>
          </table:table-cell>
          <table:table-cell table:number-columns-repeated="9"/>
          <table:table-cell office:value-type="float" office:value="128651" calcext:value-type="float">
            <text:p>128651</text:p>
          </table:table-cell>
          <table:table-cell office:value-type="float" office:value="62.254555" calcext:value-type="float">
            <text:p>62.254555</text:p>
          </table:table-cell>
        </table:table-row>
        <table:table-row table:style-name="ro1">
          <table:table-cell office:value-type="float" office:value="146661" calcext:value-type="float">
            <text:p>146661</text:p>
          </table:table-cell>
          <table:table-cell office:value-type="float" office:value="70.183243" calcext:value-type="float">
            <text:p>70.183243</text:p>
          </table:table-cell>
          <table:table-cell table:number-columns-repeated="9"/>
          <table:table-cell office:value-type="float" office:value="129271" calcext:value-type="float">
            <text:p>129271</text:p>
          </table:table-cell>
          <table:table-cell office:value-type="float" office:value="61.769703" calcext:value-type="float">
            <text:p>61.769703</text:p>
          </table:table-cell>
        </table:table-row>
        <table:table-row table:style-name="ro1">
          <table:table-cell office:value-type="float" office:value="147391" calcext:value-type="float">
            <text:p>147391</text:p>
          </table:table-cell>
          <table:table-cell office:value-type="float" office:value="70.183243" calcext:value-type="float">
            <text:p>70.183243</text:p>
          </table:table-cell>
          <table:table-cell table:number-columns-repeated="9"/>
          <table:table-cell office:value-type="float" office:value="129881" calcext:value-type="float">
            <text:p>129881</text:p>
          </table:table-cell>
          <table:table-cell office:value-type="float" office:value="61.381817" calcext:value-type="float">
            <text:p>61.381817</text:p>
          </table:table-cell>
        </table:table-row>
        <table:table-row table:style-name="ro1">
          <table:table-cell office:value-type="float" office:value="148091" calcext:value-type="float">
            <text:p>148091</text:p>
          </table:table-cell>
          <table:table-cell office:value-type="float" office:value="69.818184" calcext:value-type="float">
            <text:p>69.818184</text:p>
          </table:table-cell>
          <table:table-cell table:number-columns-repeated="9"/>
          <table:table-cell office:value-type="float" office:value="130501" calcext:value-type="float">
            <text:p>130501</text:p>
          </table:table-cell>
          <table:table-cell office:value-type="float" office:value="61.187878" calcext:value-type="float">
            <text:p>61.187878</text:p>
          </table:table-cell>
        </table:table-row>
        <table:table-row table:style-name="ro1">
          <table:table-cell office:value-type="float" office:value="148781" calcext:value-type="float">
            <text:p>148781</text:p>
          </table:table-cell>
          <table:table-cell office:value-type="float" office:value="69.236366" calcext:value-type="float">
            <text:p>69.236366</text:p>
          </table:table-cell>
          <table:table-cell table:number-columns-repeated="9"/>
          <table:table-cell office:value-type="float" office:value="131131" calcext:value-type="float">
            <text:p>131131</text:p>
          </table:table-cell>
          <table:table-cell office:value-type="float" office:value="60.911232" calcext:value-type="float">
            <text:p>60.911232</text:p>
          </table:table-cell>
        </table:table-row>
        <table:table-row table:style-name="ro1">
          <table:table-cell office:value-type="float" office:value="149471" calcext:value-type="float">
            <text:p>149471</text:p>
          </table:table-cell>
          <table:table-cell office:value-type="float" office:value="68.84848" calcext:value-type="float">
            <text:p>68.84848</text:p>
          </table:table-cell>
          <table:table-cell table:number-columns-repeated="9"/>
          <table:table-cell office:value-type="float" office:value="131751" calcext:value-type="float">
            <text:p>131751</text:p>
          </table:table-cell>
          <table:table-cell office:value-type="float" office:value="60.717285" calcext:value-type="float">
            <text:p>60.717285</text:p>
          </table:table-cell>
        </table:table-row>
        <table:table-row table:style-name="ro1">
          <table:table-cell office:value-type="float" office:value="150161" calcext:value-type="float">
            <text:p>150161</text:p>
          </table:table-cell>
          <table:table-cell office:value-type="float" office:value="68.557571" calcext:value-type="float">
            <text:p>68.557571</text:p>
          </table:table-cell>
          <table:table-cell table:number-columns-repeated="9"/>
          <table:table-cell office:value-type="float" office:value="132361" calcext:value-type="float">
            <text:p>132361</text:p>
          </table:table-cell>
          <table:table-cell office:value-type="float" office:value="60.329407" calcext:value-type="float">
            <text:p>60.329407</text:p>
          </table:table-cell>
        </table:table-row>
        <table:table-row table:style-name="ro1">
          <table:table-cell office:value-type="float" office:value="150861" calcext:value-type="float">
            <text:p>150861</text:p>
          </table:table-cell>
          <table:table-cell office:value-type="float" office:value="68.36364" calcext:value-type="float">
            <text:p>68.36364</text:p>
          </table:table-cell>
          <table:table-cell table:number-columns-repeated="9"/>
          <table:table-cell office:value-type="float" office:value="132961" calcext:value-type="float">
            <text:p>132961</text:p>
          </table:table-cell>
          <table:table-cell office:value-type="float" office:value="60.038502" calcext:value-type="float">
            <text:p>60.038502</text:p>
          </table:table-cell>
        </table:table-row>
        <table:table-row table:style-name="ro1">
          <table:table-cell office:value-type="float" office:value="151541" calcext:value-type="float">
            <text:p>151541</text:p>
          </table:table-cell>
          <table:table-cell office:value-type="float" office:value="67.878792" calcext:value-type="float">
            <text:p>67.878792</text:p>
          </table:table-cell>
          <table:table-cell table:number-columns-repeated="9"/>
          <table:table-cell office:value-type="float" office:value="133561" calcext:value-type="float">
            <text:p>133561</text:p>
          </table:table-cell>
          <table:table-cell office:value-type="float" office:value="59.747589" calcext:value-type="float">
            <text:p>59.747589</text:p>
          </table:table-cell>
        </table:table-row>
        <table:table-row table:style-name="ro1">
          <table:table-cell office:value-type="float" office:value="152221" calcext:value-type="float">
            <text:p>152221</text:p>
          </table:table-cell>
          <table:table-cell office:value-type="float" office:value="67.587875" calcext:value-type="float">
            <text:p>67.587875</text:p>
          </table:table-cell>
          <table:table-cell table:number-columns-repeated="9"/>
          <table:table-cell office:value-type="float" office:value="134171" calcext:value-type="float">
            <text:p>134171</text:p>
          </table:table-cell>
          <table:table-cell office:value-type="float" office:value="59.553658" calcext:value-type="float">
            <text:p>59.553658</text:p>
          </table:table-cell>
        </table:table-row>
        <table:table-row table:style-name="ro1">
          <table:table-cell office:value-type="float" office:value="152901" calcext:value-type="float">
            <text:p>152901</text:p>
          </table:table-cell>
          <table:table-cell office:value-type="float" office:value="67.296967" calcext:value-type="float">
            <text:p>67.296967</text:p>
          </table:table-cell>
          <table:table-cell table:number-columns-repeated="9"/>
          <table:table-cell office:value-type="float" office:value="134771" calcext:value-type="float">
            <text:p>134771</text:p>
          </table:table-cell>
          <table:table-cell office:value-type="float" office:value="59.165779" calcext:value-type="float">
            <text:p>59.165779</text:p>
          </table:table-cell>
        </table:table-row>
        <table:table-row table:style-name="ro1">
          <table:table-cell office:value-type="float" office:value="153591" calcext:value-type="float">
            <text:p>153591</text:p>
          </table:table-cell>
          <table:table-cell office:value-type="float" office:value="67.199997" calcext:value-type="float">
            <text:p>67.199997</text:p>
          </table:table-cell>
          <table:table-cell table:number-columns-repeated="9"/>
          <table:table-cell office:value-type="float" office:value="135321" calcext:value-type="float">
            <text:p>135321</text:p>
          </table:table-cell>
          <table:table-cell office:value-type="float" office:value="58.486988" calcext:value-type="float">
            <text:p>58.486988</text:p>
          </table:table-cell>
        </table:table-row>
        <table:table-row table:style-name="ro1">
          <table:table-cell office:value-type="float" office:value="154261" calcext:value-type="float">
            <text:p>154261</text:p>
          </table:table-cell>
          <table:table-cell office:value-type="float" office:value="66.618179" calcext:value-type="float">
            <text:p>66.618179</text:p>
          </table:table-cell>
          <table:table-cell table:number-columns-repeated="9"/>
          <table:table-cell office:value-type="float" office:value="135911" calcext:value-type="float">
            <text:p>135911</text:p>
          </table:table-cell>
          <table:table-cell office:value-type="float" office:value="58.293049" calcext:value-type="float">
            <text:p>58.293049</text:p>
          </table:table-cell>
        </table:table-row>
        <table:table-row table:style-name="ro1">
          <table:table-cell office:value-type="float" office:value="154931" calcext:value-type="float">
            <text:p>154931</text:p>
          </table:table-cell>
          <table:table-cell office:value-type="float" office:value="66.327271" calcext:value-type="float">
            <text:p>66.327271</text:p>
          </table:table-cell>
          <table:table-cell table:number-columns-repeated="9"/>
          <table:table-cell office:value-type="float" office:value="136521" calcext:value-type="float">
            <text:p>136521</text:p>
          </table:table-cell>
          <table:table-cell office:value-type="float" office:value="58.196083" calcext:value-type="float">
            <text:p>58.196083</text:p>
          </table:table-cell>
        </table:table-row>
        <table:table-row table:style-name="ro1">
          <table:table-cell office:value-type="float" office:value="155591" calcext:value-type="float">
            <text:p>155591</text:p>
          </table:table-cell>
          <table:table-cell office:value-type="float" office:value="66.036354" calcext:value-type="float">
            <text:p>66.036354</text:p>
          </table:table-cell>
          <table:table-cell table:number-columns-repeated="9"/>
          <table:table-cell office:value-type="float" office:value="137101" calcext:value-type="float">
            <text:p>137101</text:p>
          </table:table-cell>
          <table:table-cell office:value-type="float" office:value="57.890907" calcext:value-type="float">
            <text:p>57.890907</text:p>
          </table:table-cell>
        </table:table-row>
        <table:table-row table:style-name="ro1">
          <table:table-cell office:value-type="float" office:value="156251" calcext:value-type="float">
            <text:p>156251</text:p>
          </table:table-cell>
          <table:table-cell office:value-type="float" office:value="65.745445" calcext:value-type="float">
            <text:p>65.745445</text:p>
          </table:table-cell>
          <table:table-cell table:number-columns-repeated="9"/>
          <table:table-cell office:value-type="float" office:value="137681" calcext:value-type="float">
            <text:p>137681</text:p>
          </table:table-cell>
          <table:table-cell office:value-type="float" office:value="57.503029" calcext:value-type="float">
            <text:p>57.503029</text:p>
          </table:table-cell>
        </table:table-row>
        <table:table-row table:style-name="ro1">
          <table:table-cell office:value-type="float" office:value="156931" calcext:value-type="float">
            <text:p>156931</text:p>
          </table:table-cell>
          <table:table-cell office:value-type="float" office:value="65.648483" calcext:value-type="float">
            <text:p>65.648483</text:p>
          </table:table-cell>
          <table:table-cell table:number-columns-repeated="9"/>
          <table:table-cell office:value-type="float" office:value="138261" calcext:value-type="float">
            <text:p>138261</text:p>
          </table:table-cell>
          <table:table-cell office:value-type="float" office:value="57.21212" calcext:value-type="float">
            <text:p>57.21212</text:p>
          </table:table-cell>
        </table:table-row>
        <table:table-row table:style-name="ro1">
          <table:table-cell office:value-type="float" office:value="157581" calcext:value-type="float">
            <text:p>157581</text:p>
          </table:table-cell>
          <table:table-cell office:value-type="float" office:value="65.163635" calcext:value-type="float">
            <text:p>65.163635</text:p>
          </table:table-cell>
          <table:table-cell table:number-columns-repeated="9"/>
          <table:table-cell office:value-type="float" office:value="138831" calcext:value-type="float">
            <text:p>138831</text:p>
          </table:table-cell>
          <table:table-cell office:value-type="float" office:value="56.921215" calcext:value-type="float">
            <text:p>56.921215</text:p>
          </table:table-cell>
        </table:table-row>
        <table:table-row table:style-name="ro1">
          <table:table-cell office:value-type="float" office:value="158231" calcext:value-type="float">
            <text:p>158231</text:p>
          </table:table-cell>
          <table:table-cell office:value-type="float" office:value="64.872726" calcext:value-type="float">
            <text:p>64.872726</text:p>
          </table:table-cell>
          <table:table-cell table:number-columns-repeated="9"/>
          <table:table-cell office:value-type="float" office:value="139431" calcext:value-type="float">
            <text:p>139431</text:p>
          </table:table-cell>
          <table:table-cell office:value-type="float" office:value="56.921215" calcext:value-type="float">
            <text:p>56.921215</text:p>
          </table:table-cell>
        </table:table-row>
        <table:table-row table:style-name="ro1">
          <table:table-cell office:value-type="float" office:value="158881" calcext:value-type="float">
            <text:p>158881</text:p>
          </table:table-cell>
          <table:table-cell office:value-type="float" office:value="64.581818" calcext:value-type="float">
            <text:p>64.581818</text:p>
          </table:table-cell>
          <table:table-cell table:number-columns-repeated="9"/>
          <table:table-cell office:value-type="float" office:value="140001" calcext:value-type="float">
            <text:p>140001</text:p>
          </table:table-cell>
          <table:table-cell office:value-type="float" office:value="56.533337" calcext:value-type="float">
            <text:p>56.533337</text:p>
          </table:table-cell>
        </table:table-row>
        <table:table-row table:style-name="ro1">
          <table:table-cell office:value-type="float" office:value="159551" calcext:value-type="float">
            <text:p>159551</text:p>
          </table:table-cell>
          <table:table-cell office:value-type="float" office:value="64.484848" calcext:value-type="float">
            <text:p>64.484848</text:p>
          </table:table-cell>
          <table:table-cell table:number-columns-repeated="9"/>
          <table:table-cell office:value-type="float" office:value="140571" calcext:value-type="float">
            <text:p>140571</text:p>
          </table:table-cell>
          <table:table-cell office:value-type="float" office:value="56.242424" calcext:value-type="float">
            <text:p>56.242424</text:p>
          </table:table-cell>
        </table:table-row>
        <table:table-row table:style-name="ro1">
          <table:table-cell office:value-type="float" office:value="160191" calcext:value-type="float">
            <text:p>160191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141141" calcext:value-type="float">
            <text:p>141141</text:p>
          </table:table-cell>
          <table:table-cell office:value-type="float" office:value="56.436363" calcext:value-type="float">
            <text:p>56.436363</text:p>
          </table:table-cell>
        </table:table-row>
        <table:table-row table:style-name="ro1">
          <table:table-cell office:value-type="float" office:value="160841" calcext:value-type="float">
            <text:p>160841</text:p>
          </table:table-cell>
          <table:table-cell office:value-type="float" office:value="63.806068" calcext:value-type="float">
            <text:p>63.806068</text:p>
          </table:table-cell>
          <table:table-cell table:number-columns-repeated="9"/>
          <table:table-cell office:value-type="float" office:value="141721" calcext:value-type="float">
            <text:p>141721</text:p>
          </table:table-cell>
          <table:table-cell office:value-type="float" office:value="56.339397" calcext:value-type="float">
            <text:p>56.339397</text:p>
          </table:table-cell>
        </table:table-row>
        <table:table-row table:style-name="ro1">
          <table:table-cell office:value-type="float" office:value="161471" calcext:value-type="float">
            <text:p>161471</text:p>
          </table:table-cell>
          <table:table-cell office:value-type="float" office:value="63.418182" calcext:value-type="float">
            <text:p>63.418182</text:p>
          </table:table-cell>
          <table:table-cell table:number-columns-repeated="9"/>
          <table:table-cell office:value-type="float" office:value="142281" calcext:value-type="float">
            <text:p>142281</text:p>
          </table:table-cell>
          <table:table-cell office:value-type="float" office:value="55.854546" calcext:value-type="float">
            <text:p>55.854546</text:p>
          </table:table-cell>
        </table:table-row>
        <table:table-row table:style-name="ro1">
          <table:table-cell office:value-type="float" office:value="162131" calcext:value-type="float">
            <text:p>162131</text:p>
          </table:table-cell>
          <table:table-cell office:value-type="float" office:value="63.229942" calcext:value-type="float">
            <text:p>63.229942</text:p>
          </table:table-cell>
          <table:table-cell table:number-columns-repeated="9"/>
          <table:table-cell office:value-type="float" office:value="142851" calcext:value-type="float">
            <text:p>142851</text:p>
          </table:table-cell>
          <table:table-cell office:value-type="float" office:value="55.75758" calcext:value-type="float">
            <text:p>55.75758</text:p>
          </table:table-cell>
        </table:table-row>
        <table:table-row table:style-name="ro1">
          <table:table-cell office:value-type="float" office:value="162781" calcext:value-type="float">
            <text:p>162781</text:p>
          </table:table-cell>
          <table:table-cell office:value-type="float" office:value="63.132977" calcext:value-type="float">
            <text:p>63.132977</text:p>
          </table:table-cell>
          <table:table-cell table:number-columns-repeated="9"/>
          <table:table-cell office:value-type="float" office:value="143411" calcext:value-type="float">
            <text:p>143411</text:p>
          </table:table-cell>
          <table:table-cell office:value-type="float" office:value="55.563641" calcext:value-type="float">
            <text:p>55.563641</text:p>
          </table:table-cell>
        </table:table-row>
        <table:table-row table:style-name="ro1">
          <table:table-cell office:value-type="float" office:value="163411" calcext:value-type="float">
            <text:p>163411</text:p>
          </table:table-cell>
          <table:table-cell office:value-type="float" office:value="62.648132" calcext:value-type="float">
            <text:p>62.648132</text:p>
          </table:table-cell>
          <table:table-cell table:number-columns-repeated="9"/>
          <table:table-cell office:value-type="float" office:value="143971" calcext:value-type="float">
            <text:p>143971</text:p>
          </table:table-cell>
          <table:table-cell office:value-type="float" office:value="55.369701" calcext:value-type="float">
            <text:p>55.369701</text:p>
          </table:table-cell>
        </table:table-row>
        <table:table-row table:style-name="ro1">
          <table:table-cell office:value-type="float" office:value="164041" calcext:value-type="float">
            <text:p>164041</text:p>
          </table:table-cell>
          <table:table-cell office:value-type="float" office:value="62.454185" calcext:value-type="float">
            <text:p>62.454185</text:p>
          </table:table-cell>
          <table:table-cell table:number-columns-repeated="9"/>
          <table:table-cell office:value-type="float" office:value="144541" calcext:value-type="float">
            <text:p>144541</text:p>
          </table:table-cell>
          <table:table-cell office:value-type="float" office:value="55.369701" calcext:value-type="float">
            <text:p>55.369701</text:p>
          </table:table-cell>
        </table:table-row>
        <table:table-row table:style-name="ro1">
          <table:table-cell office:value-type="float" office:value="164671" calcext:value-type="float">
            <text:p>164671</text:p>
          </table:table-cell>
          <table:table-cell office:value-type="float" office:value="62.260242" calcext:value-type="float">
            <text:p>62.260242</text:p>
          </table:table-cell>
          <table:table-cell table:number-columns-repeated="9"/>
          <table:table-cell office:value-type="float" office:value="145091" calcext:value-type="float">
            <text:p>145091</text:p>
          </table:table-cell>
          <table:table-cell office:value-type="float" office:value="54.88485" calcext:value-type="float">
            <text:p>54.88485</text:p>
          </table:table-cell>
        </table:table-row>
        <table:table-row table:style-name="ro1">
          <table:table-cell office:value-type="float" office:value="165311" calcext:value-type="float">
            <text:p>165311</text:p>
          </table:table-cell>
          <table:table-cell office:value-type="float" office:value="62.16328" calcext:value-type="float">
            <text:p>62.16328</text:p>
          </table:table-cell>
          <table:table-cell table:number-columns-repeated="9"/>
          <table:table-cell office:value-type="float" office:value="145641" calcext:value-type="float">
            <text:p>145641</text:p>
          </table:table-cell>
          <table:table-cell office:value-type="float" office:value="54.69091" calcext:value-type="float">
            <text:p>54.69091</text:p>
          </table:table-cell>
        </table:table-row>
        <table:table-row table:style-name="ro1">
          <table:table-cell office:value-type="float" office:value="165931" calcext:value-type="float">
            <text:p>165931</text:p>
          </table:table-cell>
          <table:table-cell office:value-type="float" office:value="61.678436" calcext:value-type="float">
            <text:p>61.678436</text:p>
          </table:table-cell>
          <table:table-cell table:number-columns-repeated="9"/>
          <table:table-cell office:value-type="float" office:value="146191" calcext:value-type="float">
            <text:p>146191</text:p>
          </table:table-cell>
          <table:table-cell office:value-type="float" office:value="54.496971" calcext:value-type="float">
            <text:p>54.496971</text:p>
          </table:table-cell>
        </table:table-row>
        <table:table-row table:style-name="ro1">
          <table:table-cell office:value-type="float" office:value="166551" calcext:value-type="float">
            <text:p>166551</text:p>
          </table:table-cell>
          <table:table-cell office:value-type="float" office:value="61.484497" calcext:value-type="float">
            <text:p>61.484497</text:p>
          </table:table-cell>
          <table:table-cell table:number-columns-repeated="9"/>
          <table:table-cell office:value-type="float" office:value="146751" calcext:value-type="float">
            <text:p>146751</text:p>
          </table:table-cell>
          <table:table-cell office:value-type="float" office:value="54.400002" calcext:value-type="float">
            <text:p>54.400002</text:p>
          </table:table-cell>
        </table:table-row>
        <table:table-row table:style-name="ro1">
          <table:table-cell office:value-type="float" office:value="167171" calcext:value-type="float">
            <text:p>167171</text:p>
          </table:table-cell>
          <table:table-cell office:value-type="float" office:value="61.193581" calcext:value-type="float">
            <text:p>61.193581</text:p>
          </table:table-cell>
          <table:table-cell table:number-columns-repeated="9"/>
          <table:table-cell office:value-type="float" office:value="147301" calcext:value-type="float">
            <text:p>147301</text:p>
          </table:table-cell>
          <table:table-cell office:value-type="float" office:value="54.109093" calcext:value-type="float">
            <text:p>54.109093</text:p>
          </table:table-cell>
        </table:table-row>
        <table:table-row table:style-name="ro1">
          <table:table-cell office:value-type="float" office:value="167811" calcext:value-type="float">
            <text:p>167811</text:p>
          </table:table-cell>
          <table:table-cell office:value-type="float" office:value="61.29055" calcext:value-type="float">
            <text:p>61.29055</text:p>
          </table:table-cell>
          <table:table-cell table:number-columns-repeated="9"/>
          <table:table-cell office:value-type="float" office:value="147841" calcext:value-type="float">
            <text:p>147841</text:p>
          </table:table-cell>
          <table:table-cell office:value-type="float" office:value="53.915154" calcext:value-type="float">
            <text:p>53.915154</text:p>
          </table:table-cell>
        </table:table-row>
        <table:table-row table:style-name="ro1">
          <table:table-cell office:value-type="float" office:value="168421" calcext:value-type="float">
            <text:p>168421</text:p>
          </table:table-cell>
          <table:table-cell office:value-type="float" office:value="60.993946" calcext:value-type="float">
            <text:p>60.993946</text:p>
          </table:table-cell>
          <table:table-cell table:number-columns-repeated="9"/>
          <table:table-cell office:value-type="float" office:value="148381" calcext:value-type="float">
            <text:p>148381</text:p>
          </table:table-cell>
          <table:table-cell office:value-type="float" office:value="53.624249" calcext:value-type="float">
            <text:p>53.624249</text:p>
          </table:table-cell>
        </table:table-row>
        <table:table-row table:style-name="ro1">
          <table:table-cell office:value-type="float" office:value="169031" calcext:value-type="float">
            <text:p>169031</text:p>
          </table:table-cell>
          <table:table-cell office:value-type="float" office:value="60.60606" calcext:value-type="float">
            <text:p>60.60606</text:p>
          </table:table-cell>
          <table:table-cell table:number-columns-repeated="9"/>
          <table:table-cell office:value-type="float" office:value="148931" calcext:value-type="float">
            <text:p>148931</text:p>
          </table:table-cell>
          <table:table-cell office:value-type="float" office:value="53.370411" calcext:value-type="float">
            <text:p>53.370411</text:p>
          </table:table-cell>
        </table:table-row>
        <table:table-row table:style-name="ro1">
          <table:table-cell office:value-type="float" office:value="169641" calcext:value-type="float">
            <text:p>169641</text:p>
          </table:table-cell>
          <table:table-cell office:value-type="float" office:value="60.412117" calcext:value-type="float">
            <text:p>60.412117</text:p>
          </table:table-cell>
          <table:table-cell table:number-columns-repeated="9"/>
          <table:table-cell office:value-type="float" office:value="149481" calcext:value-type="float">
            <text:p>149481</text:p>
          </table:table-cell>
          <table:table-cell office:value-type="float" office:value="53.273445" calcext:value-type="float">
            <text:p>53.273445</text:p>
          </table:table-cell>
        </table:table-row>
        <table:table-row table:style-name="ro1">
          <table:table-cell office:value-type="float" office:value="170251" calcext:value-type="float">
            <text:p>170251</text:p>
          </table:table-cell>
          <table:table-cell office:value-type="float" office:value="60.218182" calcext:value-type="float">
            <text:p>60.218182</text:p>
          </table:table-cell>
          <table:table-cell table:number-columns-repeated="9"/>
          <table:table-cell office:value-type="float" office:value="150021" calcext:value-type="float">
            <text:p>150021</text:p>
          </table:table-cell>
          <table:table-cell office:value-type="float" office:value="52.982533" calcext:value-type="float">
            <text:p>52.982533</text:p>
          </table:table-cell>
        </table:table-row>
        <table:table-row table:style-name="ro1">
          <table:table-cell office:value-type="float" office:value="170871" calcext:value-type="float">
            <text:p>170871</text:p>
          </table:table-cell>
          <table:table-cell office:value-type="float" office:value="60.121208" calcext:value-type="float">
            <text:p>60.121208</text:p>
          </table:table-cell>
          <table:table-cell table:number-columns-repeated="9"/>
          <table:table-cell office:value-type="float" office:value="150551" calcext:value-type="float">
            <text:p>150551</text:p>
          </table:table-cell>
          <table:table-cell office:value-type="float" office:value="52.788597" calcext:value-type="float">
            <text:p>52.788597</text:p>
          </table:table-cell>
        </table:table-row>
        <table:table-row table:style-name="ro1">
          <table:table-cell office:value-type="float" office:value="171471" calcext:value-type="float">
            <text:p>171471</text:p>
          </table:table-cell>
          <table:table-cell office:value-type="float" office:value="59.73333" calcext:value-type="float">
            <text:p>59.73333</text:p>
          </table:table-cell>
          <table:table-cell table:number-columns-repeated="9"/>
          <table:table-cell office:value-type="float" office:value="151081" calcext:value-type="float">
            <text:p>151081</text:p>
          </table:table-cell>
          <table:table-cell office:value-type="float" office:value="52.594654" calcext:value-type="float">
            <text:p>52.594654</text:p>
          </table:table-cell>
        </table:table-row>
        <table:table-row table:style-name="ro1">
          <table:table-cell office:value-type="float" office:value="172071" calcext:value-type="float">
            <text:p>172071</text:p>
          </table:table-cell>
          <table:table-cell office:value-type="float" office:value="59.539391" calcext:value-type="float">
            <text:p>59.539391</text:p>
          </table:table-cell>
          <table:table-cell table:number-columns-repeated="9"/>
          <table:table-cell office:value-type="float" office:value="151621" calcext:value-type="float">
            <text:p>151621</text:p>
          </table:table-cell>
          <table:table-cell office:value-type="float" office:value="52.497688" calcext:value-type="float">
            <text:p>52.497688</text:p>
          </table:table-cell>
        </table:table-row>
        <table:table-row table:style-name="ro1">
          <table:table-cell office:value-type="float" office:value="172671" calcext:value-type="float">
            <text:p>172671</text:p>
          </table:table-cell>
          <table:table-cell office:value-type="float" office:value="59.345459" calcext:value-type="float">
            <text:p>59.345459</text:p>
          </table:table-cell>
          <table:table-cell table:number-columns-repeated="9"/>
          <table:table-cell office:value-type="float" office:value="152151" calcext:value-type="float">
            <text:p>152151</text:p>
          </table:table-cell>
          <table:table-cell office:value-type="float" office:value="52.206776" calcext:value-type="float">
            <text:p>52.206776</text:p>
          </table:table-cell>
        </table:table-row>
        <table:table-row table:style-name="ro1">
          <table:table-cell office:value-type="float" office:value="173281" calcext:value-type="float">
            <text:p>173281</text:p>
          </table:table-cell>
          <table:table-cell office:value-type="float" office:value="59.248486" calcext:value-type="float">
            <text:p>59.248486</text:p>
          </table:table-cell>
          <table:table-cell table:number-columns-repeated="9"/>
          <table:table-cell office:value-type="float" office:value="152671" calcext:value-type="float">
            <text:p>152671</text:p>
          </table:table-cell>
          <table:table-cell office:value-type="float" office:value="51.915871" calcext:value-type="float">
            <text:p>51.915871</text:p>
          </table:table-cell>
        </table:table-row>
        <table:table-row table:style-name="ro1">
          <table:table-cell office:value-type="float" office:value="173871" calcext:value-type="float">
            <text:p>173871</text:p>
          </table:table-cell>
          <table:table-cell office:value-type="float" office:value="58.763634" calcext:value-type="float">
            <text:p>58.763634</text:p>
          </table:table-cell>
          <table:table-cell table:number-columns-repeated="9"/>
          <table:table-cell office:value-type="float" office:value="153201" calcext:value-type="float">
            <text:p>153201</text:p>
          </table:table-cell>
          <table:table-cell office:value-type="float" office:value="51.818897" calcext:value-type="float">
            <text:p>51.818897</text:p>
          </table:table-cell>
        </table:table-row>
        <table:table-row table:style-name="ro1">
          <table:table-cell office:value-type="float" office:value="174461" calcext:value-type="float">
            <text:p>174461</text:p>
          </table:table-cell>
          <table:table-cell office:value-type="float" office:value="58.569695" calcext:value-type="float">
            <text:p>58.569695</text:p>
          </table:table-cell>
          <table:table-cell table:number-columns-repeated="9"/>
          <table:table-cell office:value-type="float" office:value="153741" calcext:value-type="float">
            <text:p>153741</text:p>
          </table:table-cell>
          <table:table-cell office:value-type="float" office:value="51.818897" calcext:value-type="float">
            <text:p>51.818897</text:p>
          </table:table-cell>
        </table:table-row>
        <table:table-row table:style-name="ro1">
          <table:table-cell office:value-type="float" office:value="175051" calcext:value-type="float">
            <text:p>175051</text:p>
          </table:table-cell>
          <table:table-cell office:value-type="float" office:value="58.375755" calcext:value-type="float">
            <text:p>58.375755</text:p>
          </table:table-cell>
          <table:table-cell table:number-columns-repeated="9"/>
          <table:table-cell office:value-type="float" office:value="154261" calcext:value-type="float">
            <text:p>154261</text:p>
          </table:table-cell>
          <table:table-cell office:value-type="float" office:value="51.684853" calcext:value-type="float">
            <text:p>51.684853</text:p>
          </table:table-cell>
        </table:table-row>
        <table:table-row table:style-name="ro1">
          <table:table-cell office:value-type="float" office:value="175641" calcext:value-type="float">
            <text:p>175641</text:p>
          </table:table-cell>
          <table:table-cell office:value-type="float" office:value="58.181816" calcext:value-type="float">
            <text:p>58.181816</text:p>
          </table:table-cell>
          <table:table-cell table:number-columns-repeated="9"/>
          <table:table-cell office:value-type="float" office:value="154781" calcext:value-type="float">
            <text:p>154781</text:p>
          </table:table-cell>
          <table:table-cell office:value-type="float" office:value="51.393944" calcext:value-type="float">
            <text:p>51.393944</text:p>
          </table:table-cell>
        </table:table-row>
        <table:table-row table:style-name="ro1">
          <table:table-cell office:value-type="float" office:value="176251" calcext:value-type="float">
            <text:p>176251</text:p>
          </table:table-cell>
          <table:table-cell office:value-type="float" office:value="58.181816" calcext:value-type="float">
            <text:p>58.181816</text:p>
          </table:table-cell>
          <table:table-cell table:number-columns-repeated="9"/>
          <table:table-cell office:value-type="float" office:value="155291" calcext:value-type="float">
            <text:p>155291</text:p>
          </table:table-cell>
          <table:table-cell office:value-type="float" office:value="51.103035" calcext:value-type="float">
            <text:p>51.103035</text:p>
          </table:table-cell>
        </table:table-row>
        <table:table-row table:style-name="ro1">
          <table:table-cell office:value-type="float" office:value="176831" calcext:value-type="float">
            <text:p>176831</text:p>
          </table:table-cell>
          <table:table-cell office:value-type="float" office:value="57.793938" calcext:value-type="float">
            <text:p>57.793938</text:p>
          </table:table-cell>
          <table:table-cell table:number-columns-repeated="9"/>
          <table:table-cell office:value-type="float" office:value="155811" calcext:value-type="float">
            <text:p>155811</text:p>
          </table:table-cell>
          <table:table-cell office:value-type="float" office:value="51.006065" calcext:value-type="float">
            <text:p>51.006065</text:p>
          </table:table-cell>
        </table:table-row>
        <table:table-row table:style-name="ro1">
          <table:table-cell office:value-type="float" office:value="177421" calcext:value-type="float">
            <text:p>177421</text:p>
          </table:table-cell>
          <table:table-cell office:value-type="float" office:value="57.696972" calcext:value-type="float">
            <text:p>57.696972</text:p>
          </table:table-cell>
          <table:table-cell table:number-columns-repeated="9"/>
          <table:table-cell office:value-type="float" office:value="156341" calcext:value-type="float">
            <text:p>156341</text:p>
          </table:table-cell>
          <table:table-cell office:value-type="float" office:value="51.006065" calcext:value-type="float">
            <text:p>51.006065</text:p>
          </table:table-cell>
        </table:table-row>
        <table:table-row table:style-name="ro1">
          <table:table-cell office:value-type="float" office:value="177991" calcext:value-type="float">
            <text:p>177991</text:p>
          </table:table-cell>
          <table:table-cell office:value-type="float" office:value="57.406059" calcext:value-type="float">
            <text:p>57.406059</text:p>
          </table:table-cell>
          <table:table-cell table:number-columns-repeated="9"/>
          <table:table-cell office:value-type="float" office:value="156851" calcext:value-type="float">
            <text:p>156851</text:p>
          </table:table-cell>
          <table:table-cell office:value-type="float" office:value="50.715157" calcext:value-type="float">
            <text:p>50.715157</text:p>
          </table:table-cell>
        </table:table-row>
        <table:table-row table:style-name="ro1">
          <table:table-cell office:value-type="float" office:value="178591" calcext:value-type="float">
            <text:p>178591</text:p>
          </table:table-cell>
          <table:table-cell office:value-type="float" office:value="57.406059" calcext:value-type="float">
            <text:p>57.406059</text:p>
          </table:table-cell>
          <table:table-cell table:number-columns-repeated="9"/>
          <table:table-cell office:value-type="float" office:value="157361" calcext:value-type="float">
            <text:p>157361</text:p>
          </table:table-cell>
          <table:table-cell office:value-type="float" office:value="50.521217" calcext:value-type="float">
            <text:p>50.521217</text:p>
          </table:table-cell>
        </table:table-row>
        <table:table-row table:style-name="ro1">
          <table:table-cell office:value-type="float" office:value="179171" calcext:value-type="float">
            <text:p>179171</text:p>
          </table:table-cell>
          <table:table-cell office:value-type="float" office:value="57.11515" calcext:value-type="float">
            <text:p>57.11515</text:p>
          </table:table-cell>
          <table:table-cell table:number-columns-repeated="9"/>
          <table:table-cell office:value-type="float" office:value="157861" calcext:value-type="float">
            <text:p>157861</text:p>
          </table:table-cell>
          <table:table-cell office:value-type="float" office:value="50.327278" calcext:value-type="float">
            <text:p>50.327278</text:p>
          </table:table-cell>
        </table:table-row>
        <table:table-row table:style-name="ro1">
          <table:table-cell office:value-type="float" office:value="179741" calcext:value-type="float">
            <text:p>179741</text:p>
          </table:table-cell>
          <table:table-cell office:value-type="float" office:value="56.921211" calcext:value-type="float">
            <text:p>56.921211</text:p>
          </table:table-cell>
          <table:table-cell table:number-columns-repeated="9"/>
          <table:table-cell office:value-type="float" office:value="158381" calcext:value-type="float">
            <text:p>158381</text:p>
          </table:table-cell>
          <table:table-cell office:value-type="float" office:value="50.230305" calcext:value-type="float">
            <text:p>50.230305</text:p>
          </table:table-cell>
        </table:table-row>
        <table:table-row table:style-name="ro1">
          <table:table-cell office:value-type="float" office:value="180311" calcext:value-type="float">
            <text:p>180311</text:p>
          </table:table-cell>
          <table:table-cell office:value-type="float" office:value="56.727276" calcext:value-type="float">
            <text:p>56.727276</text:p>
          </table:table-cell>
          <table:table-cell table:number-columns-repeated="9"/>
          <table:table-cell office:value-type="float" office:value="158891" calcext:value-type="float">
            <text:p>158891</text:p>
          </table:table-cell>
          <table:table-cell office:value-type="float" office:value="49.9394" calcext:value-type="float">
            <text:p>49.9394</text:p>
          </table:table-cell>
        </table:table-row>
        <table:table-row table:style-name="ro1">
          <table:table-cell office:value-type="float" office:value="180901" calcext:value-type="float">
            <text:p>180901</text:p>
          </table:table-cell>
          <table:table-cell office:value-type="float" office:value="56.559002" calcext:value-type="float">
            <text:p>56.559002</text:p>
          </table:table-cell>
          <table:table-cell table:number-columns-repeated="9"/>
          <table:table-cell office:value-type="float" office:value="159391" calcext:value-type="float">
            <text:p>159391</text:p>
          </table:table-cell>
          <table:table-cell office:value-type="float" office:value="49.745461" calcext:value-type="float">
            <text:p>49.745461</text:p>
          </table:table-cell>
        </table:table-row>
        <table:table-row table:style-name="ro1">
          <table:table-cell office:value-type="float" office:value="181481" calcext:value-type="float">
            <text:p>181481</text:p>
          </table:table-cell>
          <table:table-cell office:value-type="float" office:value="56.462036" calcext:value-type="float">
            <text:p>56.462036</text:p>
          </table:table-cell>
          <table:table-cell table:number-columns-repeated="9"/>
          <table:table-cell office:value-type="float" office:value="159891" calcext:value-type="float">
            <text:p>159891</text:p>
          </table:table-cell>
          <table:table-cell office:value-type="float" office:value="49.551521" calcext:value-type="float">
            <text:p>49.551521</text:p>
          </table:table-cell>
        </table:table-row>
        <table:table-row table:style-name="ro1">
          <table:table-cell office:value-type="float" office:value="182051" calcext:value-type="float">
            <text:p>182051</text:p>
          </table:table-cell>
          <table:table-cell office:value-type="float" office:value="56.074158" calcext:value-type="float">
            <text:p>56.074158</text:p>
          </table:table-cell>
          <table:table-cell table:number-columns-repeated="9"/>
          <table:table-cell office:value-type="float" office:value="160391" calcext:value-type="float">
            <text:p>160391</text:p>
          </table:table-cell>
          <table:table-cell office:value-type="float" office:value="49.454544" calcext:value-type="float">
            <text:p>49.454544</text:p>
          </table:table-cell>
        </table:table-row>
        <table:table-row table:style-name="ro1">
          <table:table-cell office:value-type="float" office:value="182611" calcext:value-type="float">
            <text:p>182611</text:p>
          </table:table-cell>
          <table:table-cell office:value-type="float" office:value="55.880219" calcext:value-type="float">
            <text:p>55.880219</text:p>
          </table:table-cell>
          <table:table-cell table:number-columns-repeated="9"/>
          <table:table-cell office:value-type="float" office:value="160901" calcext:value-type="float">
            <text:p>160901</text:p>
          </table:table-cell>
          <table:table-cell office:value-type="float" office:value="49.357571" calcext:value-type="float">
            <text:p>49.357571</text:p>
          </table:table-cell>
        </table:table-row>
        <table:table-row table:style-name="ro1">
          <table:table-cell office:value-type="float" office:value="183171" calcext:value-type="float">
            <text:p>183171</text:p>
          </table:table-cell>
          <table:table-cell office:value-type="float" office:value="55.589306" calcext:value-type="float">
            <text:p>55.589306</text:p>
          </table:table-cell>
          <table:table-cell table:number-columns-repeated="9"/>
          <table:table-cell office:value-type="float" office:value="161401" calcext:value-type="float">
            <text:p>161401</text:p>
          </table:table-cell>
          <table:table-cell office:value-type="float" office:value="49.066662" calcext:value-type="float">
            <text:p>49.066662</text:p>
          </table:table-cell>
        </table:table-row>
        <table:table-row table:style-name="ro1">
          <table:table-cell office:value-type="float" office:value="183751" calcext:value-type="float">
            <text:p>183751</text:p>
          </table:table-cell>
          <table:table-cell office:value-type="float" office:value="55.686279" calcext:value-type="float">
            <text:p>55.686279</text:p>
          </table:table-cell>
          <table:table-cell table:number-columns-repeated="9"/>
          <table:table-cell office:value-type="float" office:value="161891" calcext:value-type="float">
            <text:p>161891</text:p>
          </table:table-cell>
          <table:table-cell office:value-type="float" office:value="48.87273" calcext:value-type="float">
            <text:p>48.87273</text:p>
          </table:table-cell>
        </table:table-row>
        <table:table-row table:style-name="ro1">
          <table:table-cell office:value-type="float" office:value="184311" calcext:value-type="float">
            <text:p>184311</text:p>
          </table:table-cell>
          <table:table-cell office:value-type="float" office:value="55.298401" calcext:value-type="float">
            <text:p>55.298401</text:p>
          </table:table-cell>
          <table:table-cell table:number-columns-repeated="9"/>
          <table:table-cell office:value-type="float" office:value="162391" calcext:value-type="float">
            <text:p>162391</text:p>
          </table:table-cell>
          <table:table-cell office:value-type="float" office:value="48.775757" calcext:value-type="float">
            <text:p>48.775757</text:p>
          </table:table-cell>
        </table:table-row>
        <table:table-row table:style-name="ro1">
          <table:table-cell office:value-type="float" office:value="184871" calcext:value-type="float">
            <text:p>184871</text:p>
          </table:table-cell>
          <table:table-cell office:value-type="float" office:value="55.104462" calcext:value-type="float">
            <text:p>55.104462</text:p>
          </table:table-cell>
          <table:table-cell table:number-columns-repeated="9"/>
          <table:table-cell office:value-type="float" office:value="162901" calcext:value-type="float">
            <text:p>162901</text:p>
          </table:table-cell>
          <table:table-cell office:value-type="float" office:value="48.87273" calcext:value-type="float">
            <text:p>48.87273</text:p>
          </table:table-cell>
        </table:table-row>
        <table:table-row table:style-name="ro1">
          <table:table-cell office:value-type="float" office:value="185411" calcext:value-type="float">
            <text:p>185411</text:p>
          </table:table-cell>
          <table:table-cell office:value-type="float" office:value="54.813549" calcext:value-type="float">
            <text:p>54.813549</text:p>
          </table:table-cell>
          <table:table-cell table:number-columns-repeated="9"/>
          <table:table-cell office:value-type="float" office:value="163391" calcext:value-type="float">
            <text:p>163391</text:p>
          </table:table-cell>
          <table:table-cell office:value-type="float" office:value="48.581818" calcext:value-type="float">
            <text:p>48.581818</text:p>
          </table:table-cell>
        </table:table-row>
        <table:table-row table:style-name="ro1">
          <table:table-cell office:value-type="float" office:value="185991" calcext:value-type="float">
            <text:p>185991</text:p>
          </table:table-cell>
          <table:table-cell office:value-type="float" office:value="54.910522" calcext:value-type="float">
            <text:p>54.910522</text:p>
          </table:table-cell>
          <table:table-cell table:number-columns-repeated="9"/>
          <table:table-cell office:value-type="float" office:value="163881" calcext:value-type="float">
            <text:p>163881</text:p>
          </table:table-cell>
          <table:table-cell office:value-type="float" office:value="48.387886" calcext:value-type="float">
            <text:p>48.387886</text:p>
          </table:table-cell>
        </table:table-row>
        <table:table-row table:style-name="ro1">
          <table:table-cell office:value-type="float" office:value="186511" calcext:value-type="float">
            <text:p>186511</text:p>
          </table:table-cell>
          <table:table-cell office:value-type="float" office:value="54.400005" calcext:value-type="float">
            <text:p>54.400005</text:p>
          </table:table-cell>
          <table:table-cell table:number-columns-repeated="9"/>
          <table:table-cell office:value-type="float" office:value="164371" calcext:value-type="float">
            <text:p>164371</text:p>
          </table:table-cell>
          <table:table-cell office:value-type="float" office:value="48.290913" calcext:value-type="float">
            <text:p>48.290913</text:p>
          </table:table-cell>
        </table:table-row>
        <table:table-row table:style-name="ro1">
          <table:table-cell office:value-type="float" office:value="187031" calcext:value-type="float">
            <text:p>187031</text:p>
          </table:table-cell>
          <table:table-cell office:value-type="float" office:value="53.818184" calcext:value-type="float">
            <text:p>53.818184</text:p>
          </table:table-cell>
          <table:table-cell table:number-columns-repeated="9"/>
          <table:table-cell office:value-type="float" office:value="164871" calcext:value-type="float">
            <text:p>164871</text:p>
          </table:table-cell>
          <table:table-cell office:value-type="float" office:value="48.148308" calcext:value-type="float">
            <text:p>48.148308</text:p>
          </table:table-cell>
        </table:table-row>
        <table:table-row table:style-name="ro1">
          <table:table-cell table:number-columns-repeated="11"/>
          <table:table-cell office:value-type="float" office:value="165371" calcext:value-type="float">
            <text:p>165371</text:p>
          </table:table-cell>
          <table:table-cell office:value-type="float" office:value="48.148304" calcext:value-type="float">
            <text:p>48.148304</text:p>
          </table:table-cell>
        </table:table-row>
        <table:table-row table:style-name="ro1">
          <table:table-cell table:number-columns-repeated="11"/>
          <table:table-cell office:value-type="float" office:value="165851" calcext:value-type="float">
            <text:p>165851</text:p>
          </table:table-cell>
          <table:table-cell office:value-type="float" office:value="47.857399" calcext:value-type="float">
            <text:p>47.857399</text:p>
          </table:table-cell>
        </table:table-row>
        <table:table-row table:style-name="ro1">
          <table:table-cell table:number-columns-repeated="11"/>
          <table:table-cell office:value-type="float" office:value="166331" calcext:value-type="float">
            <text:p>166331</text:p>
          </table:table-cell>
          <table:table-cell office:value-type="float" office:value="47.66346" calcext:value-type="float">
            <text:p>47.66346</text:p>
          </table:table-cell>
        </table:table-row>
        <table:table-row table:style-name="ro1">
          <table:table-cell table:number-columns-repeated="11"/>
          <table:table-cell office:value-type="float" office:value="166811" calcext:value-type="float">
            <text:p>166811</text:p>
          </table:table-cell>
          <table:table-cell office:value-type="float" office:value="47.566486" calcext:value-type="float">
            <text:p>47.566486</text:p>
          </table:table-cell>
        </table:table-row>
        <table:table-row table:style-name="ro1">
          <table:table-cell table:number-columns-repeated="11"/>
          <table:table-cell office:value-type="float" office:value="167311" calcext:value-type="float">
            <text:p>167311</text:p>
          </table:table-cell>
          <table:table-cell office:value-type="float" office:value="47.566486" calcext:value-type="float">
            <text:p>47.566486</text:p>
          </table:table-cell>
        </table:table-row>
        <table:table-row table:style-name="ro1">
          <table:table-cell table:number-columns-repeated="11"/>
          <table:table-cell office:value-type="float" office:value="167791" calcext:value-type="float">
            <text:p>167791</text:p>
          </table:table-cell>
          <table:table-cell office:value-type="float" office:value="47.275574" calcext:value-type="float">
            <text:p>47.275574</text:p>
          </table:table-cell>
        </table:table-row>
        <table:table-row table:style-name="ro1">
          <table:table-cell table:number-columns-repeated="11"/>
          <table:table-cell office:value-type="float" office:value="168261" calcext:value-type="float">
            <text:p>168261</text:p>
          </table:table-cell>
          <table:table-cell office:value-type="float" office:value="47.081642" calcext:value-type="float">
            <text:p>47.081642</text:p>
          </table:table-cell>
        </table:table-row>
        <table:table-row table:style-name="ro1">
          <table:table-cell table:number-columns-repeated="11"/>
          <table:table-cell office:value-type="float" office:value="168741" calcext:value-type="float">
            <text:p>168741</text:p>
          </table:table-cell>
          <table:table-cell office:value-type="float" office:value="46.984673" calcext:value-type="float">
            <text:p>46.984673</text:p>
          </table:table-cell>
        </table:table-row>
        <table:table-row table:style-name="ro1">
          <table:table-cell table:number-columns-repeated="11"/>
          <table:table-cell office:value-type="float" office:value="169231" calcext:value-type="float">
            <text:p>169231</text:p>
          </table:table-cell>
          <table:table-cell office:value-type="float" office:value="46.984673" calcext:value-type="float">
            <text:p>46.984673</text:p>
          </table:table-cell>
        </table:table-row>
        <table:table-row table:style-name="ro1">
          <table:table-cell table:number-columns-repeated="11"/>
          <table:table-cell office:value-type="float" office:value="169701" calcext:value-type="float">
            <text:p>169701</text:p>
          </table:table-cell>
          <table:table-cell office:value-type="float" office:value="46.836372" calcext:value-type="float">
            <text:p>46.836372</text:p>
          </table:table-cell>
        </table:table-row>
        <table:table-row table:style-name="ro1">
          <table:table-cell table:number-columns-repeated="11"/>
          <table:table-cell office:value-type="float" office:value="170171" calcext:value-type="float">
            <text:p>170171</text:p>
          </table:table-cell>
          <table:table-cell office:value-type="float" office:value="46.54546" calcext:value-type="float">
            <text:p>46.54546</text:p>
          </table:table-cell>
        </table:table-row>
        <table:table-row table:style-name="ro1">
          <table:table-cell table:number-columns-repeated="11"/>
          <table:table-cell office:value-type="float" office:value="170641" calcext:value-type="float">
            <text:p>170641</text:p>
          </table:table-cell>
          <table:table-cell office:value-type="float" office:value="46.448486" calcext:value-type="float">
            <text:p>46.448486</text:p>
          </table:table-cell>
        </table:table-row>
        <table:table-row table:style-name="ro1">
          <table:table-cell table:number-columns-repeated="11"/>
          <table:table-cell office:value-type="float" office:value="171111" calcext:value-type="float">
            <text:p>171111</text:p>
          </table:table-cell>
          <table:table-cell office:value-type="float" office:value="46.351521" calcext:value-type="float">
            <text:p>46.351521</text:p>
          </table:table-cell>
        </table:table-row>
        <table:table-row table:style-name="ro1">
          <table:table-cell table:number-columns-repeated="11"/>
          <table:table-cell office:value-type="float" office:value="171591" calcext:value-type="float">
            <text:p>171591</text:p>
          </table:table-cell>
          <table:table-cell office:value-type="float" office:value="46.351521" calcext:value-type="float">
            <text:p>46.351521</text:p>
          </table:table-cell>
        </table:table-row>
        <table:table-row table:style-name="ro1">
          <table:table-cell table:number-columns-repeated="11"/>
          <table:table-cell office:value-type="float" office:value="172061" calcext:value-type="float">
            <text:p>172061</text:p>
          </table:table-cell>
          <table:table-cell office:value-type="float" office:value="46.060608" calcext:value-type="float">
            <text:p>46.060608</text:p>
          </table:table-cell>
        </table:table-row>
        <table:table-row table:style-name="ro1">
          <table:table-cell table:number-columns-repeated="11"/>
          <table:table-cell office:value-type="float" office:value="172521" calcext:value-type="float">
            <text:p>172521</text:p>
          </table:table-cell>
          <table:table-cell office:value-type="float" office:value="45.866661" calcext:value-type="float">
            <text:p>45.866661</text:p>
          </table:table-cell>
        </table:table-row>
        <table:table-row table:style-name="ro1">
          <table:table-cell table:number-columns-repeated="11"/>
          <table:table-cell office:value-type="float" office:value="172991" calcext:value-type="float">
            <text:p>172991</text:p>
          </table:table-cell>
          <table:table-cell office:value-type="float" office:value="45.866661" calcext:value-type="float">
            <text:p>45.866661</text:p>
          </table:table-cell>
        </table:table-row>
        <table:table-row table:style-name="ro1">
          <table:table-cell table:number-columns-repeated="11"/>
          <table:table-cell office:value-type="float" office:value="173461" calcext:value-type="float">
            <text:p>173461</text:p>
          </table:table-cell>
          <table:table-cell office:value-type="float" office:value="45.769691" calcext:value-type="float">
            <text:p>45.769691</text:p>
          </table:table-cell>
        </table:table-row>
        <table:table-row table:style-name="ro1">
          <table:table-cell table:number-columns-repeated="11"/>
          <table:table-cell office:value-type="float" office:value="173931" calcext:value-type="float">
            <text:p>173931</text:p>
          </table:table-cell>
          <table:table-cell office:value-type="float" office:value="45.575752" calcext:value-type="float">
            <text:p>45.575752</text:p>
          </table:table-cell>
        </table:table-row>
        <table:table-row table:style-name="ro1">
          <table:table-cell table:number-columns-repeated="11"/>
          <table:table-cell office:value-type="float" office:value="174391" calcext:value-type="float">
            <text:p>174391</text:p>
          </table:table-cell>
          <table:table-cell office:value-type="float" office:value="45.478783" calcext:value-type="float">
            <text:p>45.478783</text:p>
          </table:table-cell>
        </table:table-row>
        <table:table-row table:style-name="ro1">
          <table:table-cell table:number-columns-repeated="11"/>
          <table:table-cell office:value-type="float" office:value="174841" calcext:value-type="float">
            <text:p>174841</text:p>
          </table:table-cell>
          <table:table-cell office:value-type="float" office:value="45.284843" calcext:value-type="float">
            <text:p>45.284843</text:p>
          </table:table-cell>
        </table:table-row>
        <table:table-row table:style-name="ro1">
          <table:table-cell table:number-columns-repeated="11"/>
          <table:table-cell office:value-type="float" office:value="175301" calcext:value-type="float">
            <text:p>175301</text:p>
          </table:table-cell>
          <table:table-cell office:value-type="float" office:value="45.187874" calcext:value-type="float">
            <text:p>45.187874</text:p>
          </table:table-cell>
        </table:table-row>
        <table:table-row table:style-name="ro1">
          <table:table-cell table:number-columns-repeated="11"/>
          <table:table-cell office:value-type="float" office:value="175771" calcext:value-type="float">
            <text:p>175771</text:p>
          </table:table-cell>
          <table:table-cell office:value-type="float" office:value="45.187874" calcext:value-type="float">
            <text:p>45.187874</text:p>
          </table:table-cell>
        </table:table-row>
        <table:table-row table:style-name="ro1">
          <table:table-cell table:number-columns-repeated="11"/>
          <table:table-cell office:value-type="float" office:value="176191" calcext:value-type="float">
            <text:p>176191</text:p>
          </table:table-cell>
          <table:table-cell office:value-type="float" office:value="44.606056" calcext:value-type="float">
            <text:p>44.606056</text:p>
          </table:table-cell>
        </table:table-row>
        <table:table-row table:style-name="ro1">
          <table:table-cell table:number-columns-repeated="11"/>
          <table:table-cell office:value-type="float" office:value="176641" calcext:value-type="float">
            <text:p>176641</text:p>
          </table:table-cell>
          <table:table-cell office:value-type="float" office:value="44.412117" calcext:value-type="float">
            <text:p>44.412117</text:p>
          </table:table-cell>
        </table:table-row>
        <table:table-row table:style-name="ro1">
          <table:table-cell table:number-columns-repeated="11"/>
          <table:table-cell office:value-type="float" office:value="177101" calcext:value-type="float">
            <text:p>177101</text:p>
          </table:table-cell>
          <table:table-cell office:value-type="float" office:value="44.412117" calcext:value-type="float">
            <text:p>44.412117</text:p>
          </table:table-cell>
        </table:table-row>
        <table:table-row table:style-name="ro1">
          <table:table-cell table:number-columns-repeated="11"/>
          <table:table-cell office:value-type="float" office:value="177561" calcext:value-type="float">
            <text:p>177561</text:p>
          </table:table-cell>
          <table:table-cell office:value-type="float" office:value="44.315147" calcext:value-type="float">
            <text:p>44.315147</text:p>
          </table:table-cell>
        </table:table-row>
        <table:table-row table:style-name="ro1">
          <table:table-cell table:number-columns-repeated="11"/>
          <table:table-cell office:value-type="float" office:value="178011" calcext:value-type="float">
            <text:p>178011</text:p>
          </table:table-cell>
          <table:table-cell office:value-type="float" office:value="44.121208" calcext:value-type="float">
            <text:p>44.121208</text:p>
          </table:table-cell>
        </table:table-row>
        <table:table-row table:style-name="ro1">
          <table:table-cell table:number-columns-repeated="11"/>
          <table:table-cell office:value-type="float" office:value="178461" calcext:value-type="float">
            <text:p>178461</text:p>
          </table:table-cell>
          <table:table-cell office:value-type="float" office:value="43.927269" calcext:value-type="float">
            <text:p>43.927269</text:p>
          </table:table-cell>
        </table:table-row>
        <table:table-row table:style-name="ro1">
          <table:table-cell table:number-columns-repeated="11"/>
          <table:table-cell office:value-type="float" office:value="178911" calcext:value-type="float">
            <text:p>178911</text:p>
          </table:table-cell>
          <table:table-cell office:value-type="float" office:value="43.830299" calcext:value-type="float">
            <text:p>43.830299</text:p>
          </table:table-cell>
        </table:table-row>
        <table:table-row table:style-name="ro1">
          <table:table-cell table:number-columns-repeated="11"/>
          <table:table-cell office:value-type="float" office:value="179371" calcext:value-type="float">
            <text:p>179371</text:p>
          </table:table-cell>
          <table:table-cell office:value-type="float" office:value="43.796074" calcext:value-type="float">
            <text:p>43.796074</text:p>
          </table:table-cell>
        </table:table-row>
        <table:table-row table:style-name="ro1">
          <table:table-cell table:number-columns-repeated="11"/>
          <table:table-cell office:value-type="float" office:value="179831" calcext:value-type="float">
            <text:p>179831</text:p>
          </table:table-cell>
          <table:table-cell office:value-type="float" office:value="43.796074" calcext:value-type="float">
            <text:p>43.796074</text:p>
          </table:table-cell>
        </table:table-row>
        <table:table-row table:style-name="ro1">
          <table:table-cell table:number-columns-repeated="11"/>
          <table:table-cell office:value-type="float" office:value="180281" calcext:value-type="float">
            <text:p>180281</text:p>
          </table:table-cell>
          <table:table-cell office:value-type="float" office:value="43.602135" calcext:value-type="float">
            <text:p>43.602135</text:p>
          </table:table-cell>
        </table:table-row>
        <table:table-row table:style-name="ro1">
          <table:table-cell table:number-columns-repeated="11"/>
          <table:table-cell office:value-type="float" office:value="180721" calcext:value-type="float">
            <text:p>180721</text:p>
          </table:table-cell>
          <table:table-cell office:value-type="float" office:value="43.796074" calcext:value-type="float">
            <text:p>43.796074</text:p>
          </table:table-cell>
        </table:table-row>
        <table:table-row table:style-name="ro1">
          <table:table-cell table:number-columns-repeated="11"/>
          <table:table-cell office:value-type="float" office:value="181171" calcext:value-type="float">
            <text:p>181171</text:p>
          </table:table-cell>
          <table:table-cell office:value-type="float" office:value="43.796074" calcext:value-type="float">
            <text:p>43.796074</text:p>
          </table:table-cell>
        </table:table-row>
        <table:table-row table:style-name="ro1">
          <table:table-cell table:number-columns-repeated="11"/>
          <table:table-cell office:value-type="float" office:value="181621" calcext:value-type="float">
            <text:p>181621</text:p>
          </table:table-cell>
          <table:table-cell office:value-type="float" office:value="43.699104" calcext:value-type="float">
            <text:p>43.699104</text:p>
          </table:table-cell>
        </table:table-row>
        <table:table-row table:style-name="ro1">
          <table:table-cell table:number-columns-repeated="11"/>
          <table:table-cell office:value-type="float" office:value="182031" calcext:value-type="float">
            <text:p>182031</text:p>
          </table:table-cell>
          <table:table-cell office:value-type="float" office:value="43.214256" calcext:value-type="float">
            <text:p>43.214256</text:p>
          </table:table-cell>
        </table:table-row>
        <table:table-row table:style-name="ro1">
          <table:table-cell table:number-columns-repeated="11"/>
          <table:table-cell office:value-type="float" office:value="182461" calcext:value-type="float">
            <text:p>182461</text:p>
          </table:table-cell>
          <table:table-cell office:value-type="float" office:value="43.020321" calcext:value-type="float">
            <text:p>43.020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1:50:08.157916976</meta:creation-date>
    <dc:date>2020-10-11T12:09:25.535155178</dc:date>
    <meta:editing-duration>PT9M7S</meta:editing-duration>
    <meta:editing-cycles>1</meta:editing-cycles>
    <meta:document-statistic meta:table-count="1" meta:cell-count="75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201cm" style:legend-expansion="high" chart:style-name="ch2"/>
        <chart:plot-area chart:style-name="ch3" table:cell-range-address="Sheet1.B2:Sheet1.B171" chart:data-source-has-labels="row" svg:x="0.32cm" svg:y="0.18cm" svg:width="13.54cm" svg:height="8.64cm">
          <chartooo:coordinate-region svg:x="1.127cm" svg:y="0.301cm" svg:width="12.40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71" chart:label-cell-address="Sheet1.B2:Sheet1.B2" chart:class="chart:line"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8.060547">
                <text:p>1278.060547</text:p>
                <draw:g>
                  <svg:desc>Sheet1.B3:Sheet1.B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6.242432">
                <text:p>936.24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8.989929">
                <text:p>778.989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8.060608">
                <text:p>678.060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.163635">
                <text:p>609.163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7.575745">
                <text:p>557.575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.402588">
                <text:p>517.40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69696">
                <text:p>485.69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.451172">
                <text:p>458.451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.296967">
                <text:p>435.296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9.115173">
                <text:p>329.115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812103">
                <text:p>290.812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.145447">
                <text:p>264.145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.430298">
                <text:p>245.430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.399994">
                <text:p>230.3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.181808">
                <text:p>218.181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290924">
                <text:p>208.290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.496964">
                <text:p>198.496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.448456">
                <text:p>190.448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.563629">
                <text:p>183.563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.745453">
                <text:p>177.745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.636353">
                <text:p>171.636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.496979">
                <text:p>166.496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.648483">
                <text:p>161.648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.344757">
                <text:p>157.344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.756866">
                <text:p>153.756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.587158">
                <text:p>149.587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290192">
                <text:p>146.290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.381104">
                <text:p>143.381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.762909">
                <text:p>140.762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.659882">
                <text:p>137.659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.041702">
                <text:p>135.041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.617462">
                <text:p>132.617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065964">
                <text:p>131.065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.872726">
                <text:p>128.872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351517">
                <text:p>126.351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315147">
                <text:p>124.31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.375755">
                <text:p>122.375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.921219">
                <text:p>120.921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.884842">
                <text:p>118.884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139389">
                <text:p>117.139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587875">
                <text:p>115.587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.327271">
                <text:p>114.327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58181">
                <text:p>112.58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.224228">
                <text:p>111.22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.963638">
                <text:p>109.963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.606064">
                <text:p>108.606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.733322">
                <text:p>107.733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084854">
                <text:p>106.084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921219">
                <text:p>104.9212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.757584">
                <text:p>103.757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78788">
                <text:p>102.78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139397">
                <text:p>101.139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587883">
                <text:p>99.587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618179">
                <text:p>98.618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65419">
                <text:p>97.6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.975403">
                <text:p>96.975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71479">
                <text:p>95.714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842056">
                <text:p>94.842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969345">
                <text:p>93.969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387527">
                <text:p>93.387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417824">
                <text:p>92.417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.932968">
                <text:p>91.932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54509">
                <text:p>91.54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795006">
                <text:p>90.79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207481">
                <text:p>90.207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334755">
                <text:p>89.334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558998">
                <text:p>88.558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880211">
                <text:p>87.880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395363">
                <text:p>87.395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.425667">
                <text:p>86.425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74688">
                <text:p>85.74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068092">
                <text:p>85.068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777184">
                <text:p>84.777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072731">
                <text:p>84.072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.296982">
                <text:p>83.296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.618187">
                <text:p>82.618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.133339">
                <text:p>82.133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745461">
                <text:p>81.745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969704">
                <text:p>80.969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484848">
                <text:p>80.484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90303">
                <text:p>79.90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.709091">
                <text:p>79.709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836365">
                <text:p>78.8363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351517">
                <text:p>78.351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866669">
                <text:p>77.866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.381821">
                <text:p>77.381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.090912">
                <text:p>77.090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.412125">
                <text:p>76.412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927269">
                <text:p>75.927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442429">
                <text:p>75.442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345451">
                <text:p>75.345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.569695">
                <text:p>74.569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181816">
                <text:p>74.18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.696968">
                <text:p>73.696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28627">
                <text:p>73.28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092331">
                <text:p>73.092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.510513">
                <text:p>72.510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.122635">
                <text:p>72.122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734756">
                <text:p>71.7347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.540817">
                <text:p>71.5408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.86203">
                <text:p>70.862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.571121">
                <text:p>70.5711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183243">
                <text:p>70.183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.183243">
                <text:p>70.183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818184">
                <text:p>69.818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.236366">
                <text:p>69.236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84848">
                <text:p>68.848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.557571">
                <text:p>68.557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.36364">
                <text:p>68.363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878792">
                <text:p>67.8787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587875">
                <text:p>67.587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.296967">
                <text:p>67.296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.199997">
                <text:p>67.199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.618179">
                <text:p>66.618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.327271">
                <text:p>66.3272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.036354">
                <text:p>66.036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.745445">
                <text:p>65.745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648483">
                <text:p>65.648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163635">
                <text:p>65.1636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.872726">
                <text:p>64.8727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581818">
                <text:p>64.581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.484848">
                <text:p>64.484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.806068">
                <text:p>63.806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.418182">
                <text:p>63.418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229942">
                <text:p>63.229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132977">
                <text:p>63.1329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648132">
                <text:p>62.648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454185">
                <text:p>62.4541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260242">
                <text:p>62.260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16328">
                <text:p>62.163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678436">
                <text:p>61.678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484497">
                <text:p>61.484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193581">
                <text:p>61.193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29055">
                <text:p>61.29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.993946">
                <text:p>60.9939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60606">
                <text:p>60.60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.412117">
                <text:p>60.412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218182">
                <text:p>60.218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.121208">
                <text:p>60.121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73333">
                <text:p>59.7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539391">
                <text:p>59.539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345459">
                <text:p>59.3454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248486">
                <text:p>59.248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.763634">
                <text:p>58.763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.569695">
                <text:p>58.569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.375755">
                <text:p>58.3757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.181816">
                <text:p>58.1818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.181816">
                <text:p>58.181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.793938">
                <text:p>57.793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.696972">
                <text:p>57.696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406059">
                <text:p>57.406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.406059">
                <text:p>57.406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.11515">
                <text:p>57.11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921211">
                <text:p>56.9212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727276">
                <text:p>56.7272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559002">
                <text:p>56.559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.462036">
                <text:p>56.4620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074158">
                <text:p>56.074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.880219">
                <text:p>55.880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589306">
                <text:p>55.5893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686279">
                <text:p>55.686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298401">
                <text:p>55.298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.104462">
                <text:p>55.1044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.813549">
                <text:p>54.813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.910522">
                <text:p>54.910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.400005">
                <text:p>54.400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.818184">
                <text:p>53.818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201cm" style:legend-expansion="high" chart:style-name="ch2"/>
        <chart:plot-area chart:style-name="ch3" table:cell-range-address="Sheet1.M2:Sheet1.M209" chart:data-source-has-labels="row" svg:x="0.32cm" svg:y="0.18cm" svg:width="13.54cm" svg:height="8.64cm">
          <chartooo:coordinate-region svg:x="1.312cm" svg:y="0.301cm" svg:width="12.54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209" chart:label-cell-address="Sheet1.M2:Sheet1.M2" chart:class="chart:line"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5.575806">
                <text:p>1165.575806</text:p>
                <draw:g>
                  <svg:desc>Sheet1.M3:Sheet1.M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9.272766">
                <text:p>839.272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.747498">
                <text:p>690.747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.727295">
                <text:p>600.72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.957642">
                <text:p>538.957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4.22226">
                <text:p>494.2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8.251129">
                <text:p>458.251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969727">
                <text:p>428.969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.686859">
                <text:p>404.686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.969666">
                <text:p>384.969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.418152">
                <text:p>287.418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.157562">
                <text:p>254.15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.145462">
                <text:p>232.145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.643478">
                <text:p>215.643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.03743">
                <text:p>203.03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.498016">
                <text:p>191.498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.382889">
                <text:p>182.382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.334381">
                <text:p>174.334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.031372">
                <text:p>168.031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.049561">
                <text:p>161.049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.619247">
                <text:p>155.619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867752">
                <text:p>150.867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.891983">
                <text:p>146.891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.933319">
                <text:p>142.933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860596">
                <text:p>138.860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.563629">
                <text:p>135.563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.363632">
                <text:p>132.363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133331">
                <text:p>130.133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.836365">
                <text:p>126.83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.315147">
                <text:p>124.315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890915">
                <text:p>121.890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854538">
                <text:p>119.854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.139404">
                <text:p>117.13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103027">
                <text:p>115.103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.163635">
                <text:p>113.163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224243">
                <text:p>111.224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.769699">
                <text:p>109.769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.636368">
                <text:p>107.636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084854">
                <text:p>106.084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.63031">
                <text:p>104.63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46666">
                <text:p>103.46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721214">
                <text:p>101.721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.460609">
                <text:p>100.460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199997">
                <text:p>99.1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.75972">
                <text:p>97.75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.886986">
                <text:p>96.886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432449">
                <text:p>95.432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.365768">
                <text:p>94.365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.202141">
                <text:p>93.202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.426376">
                <text:p>92.426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97184">
                <text:p>90.97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002144">
                <text:p>90.002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129417">
                <text:p>89.129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450623">
                <text:p>88.450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563637">
                <text:p>87.5636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400002">
                <text:p>86.4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624237">
                <text:p>85.624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.751511">
                <text:p>84.751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266663">
                <text:p>84.266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.199997">
                <text:p>83.1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.52121">
                <text:p>82.52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.842422">
                <text:p>81.842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260612">
                <text:p>81.260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.387886">
                <text:p>80.387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709091">
                <text:p>79.70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030312">
                <text:p>79.030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351517">
                <text:p>78.351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.963638">
                <text:p>77.963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090904">
                <text:p>77.090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.509087">
                <text:p>76.509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024239">
                <text:p>76.024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63636">
                <text:p>75.63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.860603">
                <text:p>74.860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181808">
                <text:p>74.181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79393">
                <text:p>73.79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.195007">
                <text:p>73.195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807129">
                <text:p>72.807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031364">
                <text:p>72.031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.546524">
                <text:p>71.546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061676">
                <text:p>71.061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673798">
                <text:p>70.6737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.99501">
                <text:p>69.995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.607132">
                <text:p>69.607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219246">
                <text:p>69.219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.831367">
                <text:p>68.8313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.557571">
                <text:p>68.557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878792">
                <text:p>67.878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587883">
                <text:p>67.587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199997">
                <text:p>67.1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006058">
                <text:p>67.006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.42424">
                <text:p>66.424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.036362">
                <text:p>66.036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648483">
                <text:p>65.648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.454544">
                <text:p>65.454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.969688">
                <text:p>64.969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.484848">
                <text:p>64.484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.193939">
                <text:p>64.1939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.806068">
                <text:p>63.806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.612122">
                <text:p>63.612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030304">
                <text:p>63.030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.739391">
                <text:p>62.739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.448486">
                <text:p>62.4484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.254555">
                <text:p>62.254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769703">
                <text:p>61.7697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.381817">
                <text:p>61.3818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187878">
                <text:p>61.187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911232">
                <text:p>60.911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717285">
                <text:p>60.717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.329407">
                <text:p>60.3294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.038502">
                <text:p>60.038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747589">
                <text:p>59.747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553658">
                <text:p>59.553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165779">
                <text:p>59.165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86988">
                <text:p>58.486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293049">
                <text:p>58.293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.196083">
                <text:p>58.196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890907">
                <text:p>57.8909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.503029">
                <text:p>57.5030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.21212">
                <text:p>57.21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.921215">
                <text:p>56.921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921215">
                <text:p>56.9212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533337">
                <text:p>56.5333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.242424">
                <text:p>56.242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.436363">
                <text:p>56.4363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339397">
                <text:p>56.3393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854546">
                <text:p>55.8545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75758">
                <text:p>55.757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563641">
                <text:p>55.5636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369701">
                <text:p>55.3697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369701">
                <text:p>55.3697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88485">
                <text:p>54.88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69091">
                <text:p>54.690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496971">
                <text:p>54.496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400002">
                <text:p>54.4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.109093">
                <text:p>54.1090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.915154">
                <text:p>53.9151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.624249">
                <text:p>53.624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.370411">
                <text:p>53.370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.273445">
                <text:p>53.273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982533">
                <text:p>52.9825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788597">
                <text:p>52.788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594654">
                <text:p>52.594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497688">
                <text:p>52.497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206776">
                <text:p>52.206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.915871">
                <text:p>51.915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.818897">
                <text:p>51.8188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.818897">
                <text:p>51.8188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.684853">
                <text:p>51.6848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.393944">
                <text:p>51.393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.103035">
                <text:p>51.103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.006065">
                <text:p>51.006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.006065">
                <text:p>51.0060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.715157">
                <text:p>50.715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.521217">
                <text:p>50.521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.327278">
                <text:p>50.327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.230305">
                <text:p>50.230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9394">
                <text:p>49.9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.745461">
                <text:p>49.7454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551521">
                <text:p>49.5515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454544">
                <text:p>49.454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57571">
                <text:p>49.3575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066662">
                <text:p>49.066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.87273">
                <text:p>48.87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.775757">
                <text:p>48.775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87273">
                <text:p>48.872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.581818">
                <text:p>48.581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.387886">
                <text:p>48.3878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.290913">
                <text:p>48.290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148308">
                <text:p>48.1483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148304">
                <text:p>48.1483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857399">
                <text:p>47.8573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66346">
                <text:p>47.66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566486">
                <text:p>47.5664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.566486">
                <text:p>47.566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.275574">
                <text:p>47.275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.081642">
                <text:p>47.081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.984673">
                <text:p>46.9846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.984673">
                <text:p>46.9846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.836372">
                <text:p>46.8363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.54546">
                <text:p>46.545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.448486">
                <text:p>46.4484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351521">
                <text:p>46.3515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.351521">
                <text:p>46.3515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060608">
                <text:p>46.0606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.866661">
                <text:p>45.866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866661">
                <text:p>45.866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769691">
                <text:p>45.7696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575752">
                <text:p>45.5757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.478783">
                <text:p>45.4787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284843">
                <text:p>45.284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.187874">
                <text:p>45.1878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.187874">
                <text:p>45.1878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.606056">
                <text:p>44.606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.412117">
                <text:p>44.412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.412117">
                <text:p>44.412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315147">
                <text:p>44.3151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.121208">
                <text:p>44.1212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927269">
                <text:p>43.927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830299">
                <text:p>43.830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796074">
                <text:p>43.796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796074">
                <text:p>43.796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02135">
                <text:p>43.6021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796074">
                <text:p>43.796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796074">
                <text:p>43.796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699104">
                <text:p>43.699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214256">
                <text:p>43.214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020321">
                <text:p>43.020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